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1_1" style:family="text">
      <style:text-properties style:font-name="Oxygen" fo:font-size="26pt" style:font-name-asian="Oxygen" style:font-size-asian="26pt" style:font-name-complex="Oxygen" style:font-size-complex="26pt"/>
    </style:style>
    <style:style style:name="T1_2" style:family="text">
      <style:text-properties style:font-name="Oxygen" fo:font-size="26pt" style:font-name-asian="Oxygen" style:font-size-asian="26pt" style:font-name-complex="Oxygen" style:font-size-complex="26pt"/>
    </style:style>
    <style:style style:name="T1_3" style:family="text">
      <style:text-properties style:font-name="Oxygen" fo:font-size="26pt" style:font-name-asian="Oxygen" style:font-size-asian="26pt" style:font-name-complex="Oxygen" style:font-size-complex="26pt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3_1" style:family="text"/>
    <style:style style:name="T3_2" style:family="text">
      <style:text-properties style:font-name="Oxygen" fo:font-size="10pt" style:font-name-asian="Oxygen" style:font-size-asian="10pt" style:font-name-complex="Oxygen" style:font-size-complex="10pt"/>
    </style:style>
    <style:style style:name="T3_3" style:family="text"/>
    <style:style style:name="T3_4" style:family="text">
      <style:text-properties style:font-name="Oxygen" fo:font-size="10pt" style:font-name-asian="Oxygen" style:font-size-asian="10pt" style:font-name-complex="Oxygen" style:font-size-complex="10pt"/>
    </style:style>
    <style:style style:name="T3_5" style:family="text"/>
    <style:style style:name="T3_6" style:family="text">
      <style:text-properties style:font-name="Oxygen" fo:font-size="10pt" style:font-name-asian="Oxygen" style:font-size-asian="10pt" style:font-name-complex="Oxygen" style:font-size-complex="10pt"/>
    </style:style>
    <style:style style:name="T3_7" style:family="text"/>
    <style:style style:name="T3_8" style:family="text">
      <style:text-properties style:font-name="Oxygen" fo:font-size="10pt" style:font-name-asian="Oxygen" style:font-size-asian="10pt" style:font-name-complex="Oxygen" style:font-size-complex="10pt"/>
    </style:style>
    <style:style style:name="T3_9" style:family="text"/>
    <style:style style:name="T3_10" style:family="text">
      <style:text-properties style:font-name="Oxygen" fo:font-size="10pt" style:font-name-asian="Oxygen" style:font-size-asian="10pt" style:font-name-complex="Oxygen" style:font-size-complex="10pt"/>
    </style:style>
    <style:style style:name="T3_11" style:family="text"/>
    <style:style style:name="T3_12" style:family="text">
      <style:text-properties style:font-name="Oxygen" fo:font-size="10pt" style:font-name-asian="Oxygen" style:font-size-asian="10pt" style:font-name-complex="Oxygen" style:font-size-complex="10pt"/>
    </style:style>
    <style:style style:name="T3_13" style:family="text">
      <style:text-properties style:font-name="Oxygen" fo:font-size="10pt" style:font-name-asian="Oxygen" style:font-size-asian="10pt" style:font-name-complex="Oxygen" style:font-size-complex="10pt"/>
    </style:style>
    <style:style style:name="T3_14" style:family="text">
      <style:text-properties style:font-name="Oxygen" fo:font-size="10pt" style:font-name-asian="Oxygen" style:font-size-asian="10pt" style:font-name-complex="Oxygen" style:font-size-complex="10pt"/>
    </style:style>
    <style:style style:name="T3_15" style:family="text">
      <style:text-properties style:font-name="Oxygen" fo:font-size="10pt" style:font-name-asian="Oxygen" style:font-size-asian="10pt" style:font-name-complex="Oxygen" style:font-size-complex="10pt"/>
    </style:style>
    <style:style style:name="T3_16" style:family="text">
      <style:text-properties style:font-name="Oxygen" fo:font-size="10pt" style:font-name-asian="Oxygen" style:font-size-asian="10pt" style:font-name-complex="Oxygen" style:font-size-complex="10pt"/>
    </style:style>
    <style:style style:name="T3_17" style:family="text">
      <style:text-properties style:font-name="Oxygen" fo:font-size="10pt" style:font-name-asian="Oxygen" style:font-size-asian="10pt" style:font-name-complex="Oxygen" style:font-size-complex="10pt"/>
    </style:style>
    <style:style style:name="T3_18" style:family="text">
      <style:text-properties style:font-name="Oxygen" fo:font-size="10pt" style:font-name-asian="Oxygen" style:font-size-asian="10pt" style:font-name-complex="Oxygen" style:font-size-complex="10pt"/>
    </style:style>
    <style:style style:name="T3_19" style:family="text">
      <style:text-properties style:font-name="Oxygen" fo:font-size="10pt" style:font-name-asian="Oxygen" style:font-size-asian="10pt" style:font-name-complex="Oxygen" style:font-size-complex="10pt"/>
    </style:style>
    <style:style style:name="T3_20" style:family="text">
      <style:text-properties style:font-name="Oxygen" fo:font-size="10pt" style:font-name-asian="Oxygen" style:font-size-asian="10pt" style:font-name-complex="Oxygen" style:font-size-complex="10pt"/>
    </style:style>
    <style:style style:name="P4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4_1" style:family="text">
      <style:text-properties style:font-name="Oxygen" fo:font-size="10pt" style:font-name-asian="Oxygen" style:font-size-asian="10pt" style:font-name-complex="Oxygen" style:font-size-complex="10pt"/>
    </style:style>
    <style:style style:name="T4_2" style:family="text"/>
    <style:style style:name="T4_3" style:family="text">
      <style:text-properties style:font-name="Oxygen" fo:font-size="10pt" style:font-name-asian="Oxygen" style:font-size-asian="10pt" style:font-name-complex="Oxygen" style:font-size-complex="10pt"/>
    </style:style>
    <style:style style:name="T4_4" style:family="text"/>
    <style:style style:name="T4_5" style:family="text">
      <style:text-properties style:font-name="Oxygen" fo:font-size="10pt" style:font-name-asian="Oxygen" style:font-size-asian="10pt" style:font-name-complex="Oxygen" style:font-size-complex="10pt"/>
    </style:style>
    <style:style style:name="T4_6" style:family="text"/>
    <style:style style:name="T4_7" style:family="text">
      <style:text-properties style:font-name="Oxygen" fo:font-size="10pt" style:font-name-asian="Oxygen" style:font-size-asian="10pt" style:font-name-complex="Oxygen" style:font-size-complex="10pt"/>
    </style:style>
    <style:style style:name="T4_8" style:family="text"/>
    <style:style style:name="T4_9" style:family="text">
      <style:text-properties style:font-name="Oxygen" fo:font-size="10pt" style:font-name-asian="Oxygen" style:font-size-asian="10pt" style:font-name-complex="Oxygen" style:font-size-complex="10pt"/>
    </style:style>
    <style:style style:name="T4_10" style:family="text"/>
    <style:style style:name="T4_11" style:family="text">
      <style:text-properties style:font-name="Oxygen" fo:font-size="10pt" style:font-name-asian="Oxygen" style:font-size-asian="10pt" style:font-name-complex="Oxygen" style:font-size-complex="10pt"/>
    </style:style>
    <style:style style:name="T4_12" style:family="text"/>
    <style:style style:name="T4_13" style:family="text">
      <style:text-properties style:font-name="Oxygen" fo:font-size="10pt" style:font-name-asian="Oxygen" style:font-size-asian="10pt" style:font-name-complex="Oxygen" style:font-size-complex="10pt"/>
    </style:style>
    <style:style style:name="T4_14" style:family="text"/>
    <style:style style:name="T4_15" style:family="text">
      <style:text-properties style:font-name="Oxygen" fo:font-size="10pt" style:font-name-asian="Oxygen" style:font-size-asian="10pt" style:font-name-complex="Oxygen" style:font-size-complex="10pt"/>
    </style:style>
    <style:style style:name="T4_16" style:family="text">
      <style:text-properties style:font-name="Oxygen" fo:font-size="10pt" style:font-name-asian="Oxygen" style:font-size-asian="10pt" style:font-name-complex="Oxygen" style:font-size-complex="10pt"/>
    </style:style>
    <style:style style:name="T4_17" style:family="text">
      <style:text-properties style:font-name="Oxygen" fo:font-size="10pt" style:font-name-asian="Oxygen" style:font-size-asian="10pt" style:font-name-complex="Oxygen" style:font-size-complex="10pt"/>
    </style:style>
    <style:style style:name="T4_18" style:family="text">
      <style:text-properties style:font-name="Oxygen" fo:font-size="10pt" style:font-name-asian="Oxygen" style:font-size-asian="10pt" style:font-name-complex="Oxygen" style:font-size-complex="10pt"/>
    </style:style>
    <style:style style:name="T4_19" style:family="text">
      <style:text-properties style:font-name="Oxygen" fo:font-size="10pt" style:font-name-asian="Oxygen" style:font-size-asian="10pt" style:font-name-complex="Oxygen" style:font-size-complex="10pt"/>
    </style:style>
    <style:style style:name="T4_20" style:family="text">
      <style:text-properties style:font-name="Oxygen" fo:font-size="10pt" style:font-name-asian="Oxygen" style:font-size-asian="10pt" style:font-name-complex="Oxygen" style:font-size-complex="10pt"/>
    </style:style>
    <style:style style:name="P5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  <style:text-properties style:font-name="Oxygen" fo:font-size="10pt" style:font-name-asian="Oxygen" style:font-size-asian="10pt" style:font-name-complex="Oxygen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7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9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0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1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2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3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4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8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8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4" style:family="text">
      <style:text-properties style:font-name="Oxygen" fo:font-size="10pt" style:font-name-asian="Oxygen" style:font-size-asian="10pt" style:font-name-complex="Oxygen" style:font-size-complex="10pt"/>
    </style:style>
    <style:style style:name="T8_15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8_16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9" style:family="paragraph" style:parent-style-name="Standard">
      <style:paragraph-properties fo:break-before="auto" fo:text-indent="1.27cm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9_1" style:family="text">
      <style:text-properties style:font-name="Oxygen" fo:font-size="9pt" style:font-name-asian="Oxygen" style:font-size-asian="9pt" style:font-name-complex="Oxygen" style:font-size-complex="9pt"/>
    </style:style>
    <style:style style:name="T9_2" style:family="text">
      <style:text-properties style:font-name="Oxygen" fo:font-size="9pt" style:font-name-asian="Oxygen" style:font-size-asian="9pt" style:font-name-complex="Oxygen" style:font-size-complex="9pt"/>
    </style:style>
    <style:style style:name="T9_3" style:family="text">
      <style:text-properties style:font-name="Oxygen" fo:font-size="9pt" style:font-name-asian="Oxygen" style:font-size-asian="9pt" style:font-name-complex="Oxygen" style:font-size-complex="9pt"/>
    </style:style>
    <style:style style:name="T9_4" style:family="text">
      <style:text-properties style:font-name="Oxygen" fo:font-size="9pt" style:font-name-asian="Oxygen" style:font-size-asian="9pt" style:font-name-complex="Oxygen" style:font-size-complex="9pt"/>
    </style:style>
    <style:style style:name="T9_5" style:family="text">
      <style:text-properties style:font-name="Oxygen" fo:font-size="9pt" style:font-name-asian="Oxygen" style:font-size-asian="9pt" style:font-name-complex="Oxygen" style:font-size-complex="9pt"/>
    </style:style>
    <style:style style:name="T9_6" style:family="text">
      <style:text-properties style:font-name="Oxygen" fo:font-size="9pt" style:font-name-asian="Oxygen" style:font-size-asian="9pt" style:font-name-complex="Oxygen" style:font-size-complex="9pt"/>
    </style:style>
    <style:style style:name="T9_7" style:family="text">
      <style:text-properties style:font-name="Oxygen" fo:font-size="9pt" style:font-name-asian="Oxygen" style:font-size-asian="9pt" style:font-name-complex="Oxygen" style:font-size-complex="9pt"/>
    </style:style>
    <style:style style:name="T9_8" style:family="text">
      <style:text-properties style:font-name="Oxygen" fo:font-size="9pt" style:font-name-asian="Oxygen" style:font-size-asian="9pt" style:font-name-complex="Oxygen" style:font-size-complex="9pt"/>
    </style:style>
    <style:style style:name="T9_9" style:family="text">
      <style:text-properties style:font-name="Oxygen" fo:font-size="9pt" style:font-name-asian="Oxygen" style:font-size-asian="9pt" style:font-name-complex="Oxygen" style:font-size-complex="9pt"/>
    </style:style>
    <style:style style:name="T9_10" style:family="text">
      <style:text-properties style:font-name="Oxygen" fo:font-size="9pt" style:font-name-asian="Oxygen" style:font-size-asian="9pt" style:font-name-complex="Oxygen" style:font-size-complex="9pt"/>
    </style:style>
    <style:style style:name="T9_11" style:family="text">
      <style:text-properties style:font-name="Oxygen" fo:font-size="9pt" style:font-name-asian="Oxygen" style:font-size-asian="9pt" style:font-name-complex="Oxygen" style:font-size-complex="9pt"/>
    </style:style>
    <style:style style:name="P10" style:family="paragraph" style:parent-style-name="Standard">
      <style:paragraph-properties fo:break-before="auto" fo:text-indent="1.27cm" fo:line-height="115%" fo:margin-left="0cm" style:writing-mode="lr-tb"/>
    </style:style>
    <style:style style:name="T10_1" style:family="text">
      <style:text-properties style:font-name="Oxygen" fo:font-size="9pt" style:font-name-asian="Oxygen" style:font-size-asian="9pt" style:font-name-complex="Oxygen" style:font-size-complex="9pt"/>
    </style:style>
    <style:style style:name="T10_2" style:family="text">
      <style:text-properties style:font-name="Oxygen" fo:font-size="9pt" style:font-name-asian="Oxygen" style:font-size-asian="9pt" style:font-name-complex="Oxygen" style:font-size-complex="9pt"/>
    </style:style>
    <style:style style:name="T10_3" style:family="text">
      <style:text-properties style:font-name="Oxygen" fo:font-size="9pt" style:font-name-asian="Oxygen" style:font-size-asian="9pt" style:font-name-complex="Oxygen" style:font-size-complex="9pt"/>
    </style:style>
    <style:style style:name="T10_4" style:family="text">
      <style:text-properties style:font-name="Oxygen" fo:font-size="9pt" style:font-name-asian="Oxygen" style:font-size-asian="9pt" style:font-name-complex="Oxygen" style:font-size-complex="9pt"/>
    </style:style>
    <style:style style:name="T10_5" style:family="text">
      <style:text-properties style:font-name="Oxygen" fo:font-size="9pt" style:font-name-asian="Oxygen" style:font-size-asian="9pt" style:font-name-complex="Oxygen" style:font-size-complex="9pt"/>
    </style:style>
    <style:style style:name="T10_6" style:family="text">
      <style:text-properties style:font-name="Oxygen" fo:font-size="9pt" style:font-name-asian="Oxygen" style:font-size-asian="9pt" style:font-name-complex="Oxygen" style:font-size-complex="9pt"/>
    </style:style>
    <style:style style:name="T10_7" style:family="text">
      <style:text-properties style:font-name="Oxygen" fo:font-size="9pt" style:font-name-asian="Oxygen" style:font-size-asian="9pt" style:font-name-complex="Oxygen" style:font-size-complex="9pt"/>
    </style:style>
    <style:style style:name="T10_8" style:family="text">
      <style:text-properties style:font-name="Oxygen" fo:font-size="9pt" style:font-name-asian="Oxygen" style:font-size-asian="9pt" style:font-name-complex="Oxygen" style:font-size-complex="9pt"/>
    </style:style>
    <style:style style:name="T10_9" style:family="text">
      <style:text-properties style:font-name="Oxygen" fo:font-size="9pt" style:font-name-asian="Oxygen" style:font-size-asian="9pt" style:font-name-complex="Oxygen" style:font-size-complex="9pt"/>
    </style:style>
    <style:style style:name="T10_10" style:family="text">
      <style:text-properties style:font-name="Oxygen" fo:font-size="9pt" style:font-name-asian="Oxygen" style:font-size-asian="9pt" style:font-name-complex="Oxygen" style:font-size-complex="9pt"/>
    </style:style>
    <style:style style:name="T10_11" style:family="text">
      <style:text-properties style:font-name="Oxygen" fo:font-size="9pt" style:font-name-asian="Oxygen" style:font-size-asian="9pt" style:font-name-complex="Oxygen" style:font-size-complex="9pt"/>
    </style:style>
    <style:style style:name="T10_12" style:family="text">
      <style:text-properties style:font-name="Oxygen" fo:font-size="9pt" style:font-name-asian="Oxygen" style:font-size-asian="9pt" style:font-name-complex="Oxygen" style:font-size-complex="9pt"/>
    </style:style>
    <style:style style:name="T10_13" style:family="text">
      <style:text-properties style:font-name="Oxygen" fo:font-size="9pt" style:font-name-asian="Oxygen" style:font-size-asian="9pt" style:font-name-complex="Oxygen" style:font-size-complex="9pt"/>
    </style:style>
    <style:style style:name="T10_14" style:family="text">
      <style:text-properties style:font-name="Oxygen" fo:font-size="9pt" style:font-name-asian="Oxygen" style:font-size-asian="9pt" style:font-name-complex="Oxygen" style:font-size-complex="9pt"/>
    </style:style>
    <style:style style:name="T10_15" style:family="text">
      <style:text-properties style:font-name="Oxygen" fo:font-size="9pt" style:font-name-asian="Oxygen" style:font-size-asian="9pt" style:font-name-complex="Oxygen" style:font-size-complex="9pt"/>
    </style:style>
    <style:style style:name="T10_16" style:family="text">
      <style:text-properties style:font-name="Oxygen" fo:font-size="9pt" style:font-name-asian="Oxygen" style:font-size-asian="9pt" style:font-name-complex="Oxygen" style:font-size-complex="9pt"/>
    </style:style>
    <style:style style:name="T10_17" style:family="text">
      <style:text-properties style:font-name="Oxygen" fo:font-size="9pt" style:font-name-asian="Oxygen" style:font-size-asian="9pt" style:font-name-complex="Oxygen" style:font-size-complex="9pt"/>
    </style:style>
    <style:style style:name="T10_18" style:family="text">
      <style:text-properties style:font-name="Oxygen" fo:font-size="9pt" style:font-name-asian="Oxygen" style:font-size-asian="9pt" style:font-name-complex="Oxygen" style:font-size-complex="9pt"/>
    </style:style>
    <style:style style:name="P11" style:family="paragraph" style:parent-style-name="Standard">
      <style:paragraph-properties fo:break-before="auto" fo:text-indent="1.27cm" fo:line-height="115%" fo:margin-left="0cm" style:writing-mode="lr-tb"/>
    </style:style>
    <style:style style:name="T11_1" style:family="text">
      <style:text-properties style:font-name="Oxygen" fo:font-size="9pt" style:font-name-asian="Oxygen" style:font-size-asian="9pt" style:font-name-complex="Oxygen" style:font-size-complex="9pt"/>
    </style:style>
    <style:style style:name="T11_2" style:family="text">
      <style:text-properties style:font-name="Oxygen" fo:font-size="9pt" style:font-name-asian="Oxygen" style:font-size-asian="9pt" style:font-name-complex="Oxygen" style:font-size-complex="9pt"/>
    </style:style>
    <style:style style:name="T11_3" style:family="text">
      <style:text-properties style:font-name="Oxygen" fo:font-size="9pt" style:font-name-asian="Oxygen" style:font-size-asian="9pt" style:font-name-complex="Oxygen" style:font-size-complex="9pt"/>
    </style:style>
    <style:style style:name="T11_4" style:family="text">
      <style:text-properties style:font-name="Oxygen" fo:font-size="9pt" style:font-name-asian="Oxygen" style:font-size-asian="9pt" style:font-name-complex="Oxygen" style:font-size-complex="9pt"/>
    </style:style>
    <style:style style:name="T11_5" style:family="text">
      <style:text-properties style:font-name="Oxygen" fo:font-size="9pt" style:font-name-asian="Oxygen" style:font-size-asian="9pt" style:font-name-complex="Oxygen" style:font-size-complex="9pt"/>
    </style:style>
    <style:style style:name="T11_6" style:family="text">
      <style:text-properties style:font-name="Oxygen" fo:font-size="9pt" style:font-name-asian="Oxygen" style:font-size-asian="9pt" style:font-name-complex="Oxygen" style:font-size-complex="9pt"/>
    </style:style>
    <style:style style:name="T11_7" style:family="text">
      <style:text-properties style:font-name="Oxygen" fo:font-size="9pt" style:font-name-asian="Oxygen" style:font-size-asian="9pt" style:font-name-complex="Oxygen" style:font-size-complex="9pt"/>
    </style:style>
    <style:style style:name="T11_8" style:family="text">
      <style:text-properties style:font-name="Oxygen" fo:font-size="9pt" style:font-name-asian="Oxygen" style:font-size-asian="9pt" style:font-name-complex="Oxygen" style:font-size-complex="9pt"/>
    </style:style>
    <style:style style:name="T11_9" style:family="text">
      <style:text-properties style:font-name="Oxygen" fo:font-size="9pt" style:font-name-asian="Oxygen" style:font-size-asian="9pt" style:font-name-complex="Oxygen" style:font-size-complex="9pt"/>
    </style:style>
    <style:style style:name="T11_10" style:family="text">
      <style:text-properties style:font-name="Oxygen" fo:font-size="9pt" style:font-name-asian="Oxygen" style:font-size-asian="9pt" style:font-name-complex="Oxygen" style:font-size-complex="9pt"/>
    </style:style>
    <style:style style:name="T11_11" style:family="text">
      <style:text-properties style:font-name="Oxygen" fo:font-size="9pt" style:font-name-asian="Oxygen" style:font-size-asian="9pt" style:font-name-complex="Oxygen" style:font-size-complex="9pt"/>
    </style:style>
    <style:style style:name="T11_12" style:family="text">
      <style:text-properties style:font-name="Oxygen" fo:font-size="9pt" style:font-name-asian="Oxygen" style:font-size-asian="9pt" style:font-name-complex="Oxygen" style:font-size-complex="9pt"/>
    </style:style>
    <style:style style:name="T11_13" style:family="text">
      <style:text-properties style:font-name="Oxygen" fo:font-size="9pt" style:font-name-asian="Oxygen" style:font-size-asian="9pt" style:font-name-complex="Oxygen" style:font-size-complex="9pt"/>
    </style:style>
    <style:style style:name="T11_14" style:family="text">
      <style:text-properties style:font-name="Oxygen" fo:font-size="9pt" style:font-name-asian="Oxygen" style:font-size-asian="9pt" style:font-name-complex="Oxygen" style:font-size-complex="9pt"/>
    </style:style>
    <style:style style:name="T11_15" style:family="text">
      <style:text-properties style:font-name="Oxygen" fo:font-size="9pt" style:font-name-asian="Oxygen" style:font-size-asian="9pt" style:font-name-complex="Oxygen" style:font-size-complex="9pt"/>
    </style:style>
    <style:style style:name="T11_16" style:family="text">
      <style:text-properties style:font-name="Oxygen" fo:font-size="9pt" style:font-name-asian="Oxygen" style:font-size-asian="9pt" style:font-name-complex="Oxygen" style:font-size-complex="9pt"/>
    </style:style>
    <style:style style:name="T11_17" style:family="text">
      <style:text-properties style:font-name="Oxygen" fo:font-size="9pt" style:font-name-asian="Oxygen" style:font-size-asian="9pt" style:font-name-complex="Oxygen" style:font-size-complex="9pt"/>
    </style:style>
    <style:style style:name="T11_18" style:family="text">
      <style:text-properties style:font-name="Oxygen" fo:font-size="9pt" style:font-name-asian="Oxygen" style:font-size-asian="9pt" style:font-name-complex="Oxygen" style:font-size-complex="9pt"/>
    </style:style>
    <style:style style:name="T11_19" style:family="text">
      <style:text-properties style:font-name="Oxygen" fo:font-size="9pt" style:font-name-asian="Oxygen" style:font-size-asian="9pt" style:font-name-complex="Oxygen" style:font-size-complex="9pt"/>
    </style:style>
    <style:style style:name="T11_20" style:family="text">
      <style:text-properties style:font-name="Oxygen" fo:font-size="9pt" style:font-name-asian="Oxygen" style:font-size-asian="9pt" style:font-name-complex="Oxygen" style:font-size-complex="9pt"/>
    </style:style>
    <style:style style:name="T11_21" style:family="text">
      <style:text-properties style:font-name="Oxygen" fo:font-size="9pt" style:font-name-asian="Oxygen" style:font-size-asian="9pt" style:font-name-complex="Oxygen" style:font-size-complex="9pt"/>
    </style:style>
    <style:style style:name="T11_22" style:family="text">
      <style:text-properties style:font-name="Oxygen" fo:font-size="9pt" style:font-name-asian="Oxygen" style:font-size-asian="9pt" style:font-name-complex="Oxygen" style:font-size-complex="9pt"/>
    </style:style>
    <style:style style:name="P12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4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3" style:family="text">
      <style:text-properties style:font-name="Oxygen" fo:font-size="10pt" style:font-name-asian="Oxygen" style:font-size-asian="10pt" style:font-name-complex="Oxygen" style:font-size-complex="10pt"/>
    </style:style>
    <style:style style:name="T14_4" style:family="text">
      <style:text-properties style:font-name="Oxygen" fo:font-size="10pt" style:font-name-asian="Oxygen" style:font-size-asian="10pt" style:font-name-complex="Oxygen" style:font-size-complex="10pt"/>
    </style:style>
    <style:style style:name="T14_5" style:family="text">
      <style:text-properties style:font-name="Oxygen" fo:font-size="10pt" style:font-name-asian="Oxygen" style:font-size-asian="10pt" style:font-name-complex="Oxygen" style:font-size-complex="10pt"/>
    </style:style>
    <style:style style:name="P15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5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6" style:family="text">
      <style:text-properties style:font-name="Oxygen" fo:font-size="10pt" style:font-name-asian="Oxygen" style:font-size-asian="10pt" style:font-name-complex="Oxygen" style:font-size-complex="10pt"/>
    </style:style>
    <style:style style:name="T15_7" style:family="text">
      <style:text-properties style:font-name="Oxygen" fo:font-size="10pt" style:font-name-asian="Oxygen" style:font-size-asian="10pt" style:font-name-complex="Oxygen" style:font-size-complex="10pt"/>
    </style:style>
    <style:style style:name="T15_8" style:family="text">
      <style:text-properties style:font-name="Oxygen" fo:font-size="10pt" style:font-name-asian="Oxygen" style:font-size-asian="10pt" style:font-name-complex="Oxygen" style:font-size-complex="10pt"/>
    </style:style>
    <style:style style:name="T15_9" style:family="text">
      <style:text-properties style:font-name="Oxygen" fo:font-size="10pt" style:font-name-asian="Oxygen" style:font-size-asian="10pt" style:font-name-complex="Oxygen" style:font-size-complex="10pt"/>
    </style:style>
    <style:style style:name="T15_10" style:family="text">
      <style:text-properties style:font-name="Oxygen" fo:font-size="10pt" style:font-name-asian="Oxygen" style:font-size-asian="10pt" style:font-name-complex="Oxygen" style:font-size-complex="10pt"/>
    </style:style>
    <style:style style:name="P16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16_1" style:family="text">
      <style:text-properties style:font-name="Oxygen" fo:font-size="9pt" style:font-name-asian="Oxygen" style:font-size-asian="9pt" style:font-name-complex="Oxygen" style:font-size-complex="9pt"/>
    </style:style>
    <style:style style:name="T16_2" style:family="text">
      <style:text-properties style:font-name="Oxygen" fo:font-size="9pt" style:font-name-asian="Oxygen" style:font-size-asian="9pt" style:font-name-complex="Oxygen" style:font-size-complex="9pt"/>
    </style:style>
    <style:style style:name="T16_3" style:family="text">
      <style:text-properties style:font-name="Oxygen" fo:font-size="9pt" style:font-name-asian="Oxygen" style:font-size-asian="9pt" style:font-name-complex="Oxygen" style:font-size-complex="9pt"/>
    </style:style>
    <style:style style:name="T16_4" style:family="text">
      <style:text-properties style:font-name="Oxygen" fo:font-size="9pt" style:font-name-asian="Oxygen" style:font-size-asian="9pt" style:font-name-complex="Oxygen" style:font-size-complex="9pt"/>
    </style:style>
    <style:style style:name="T16_5" style:family="text">
      <style:text-properties style:font-name="Oxygen" fo:font-size="9pt" style:font-name-asian="Oxygen" style:font-size-asian="9pt" style:font-name-complex="Oxygen" style:font-size-complex="9pt"/>
    </style:style>
    <style:style style:name="T16_6" style:family="text">
      <style:text-properties style:font-name="Oxygen" fo:font-size="9pt" style:font-name-asian="Oxygen" style:font-size-asian="9pt" style:font-name-complex="Oxygen" style:font-size-complex="9pt"/>
    </style:style>
    <style:style style:name="T16_7" style:family="text">
      <style:text-properties style:font-name="Oxygen" fo:font-size="9pt" style:font-name-asian="Oxygen" style:font-size-asian="9pt" style:font-name-complex="Oxygen" style:font-size-complex="9pt"/>
    </style:style>
    <style:style style:name="T16_8" style:family="text">
      <style:text-properties style:font-name="Oxygen" fo:font-size="9pt" style:font-name-asian="Oxygen" style:font-size-asian="9pt" style:font-name-complex="Oxygen" style:font-size-complex="9pt"/>
    </style:style>
    <style:style style:name="T16_9" style:family="text">
      <style:text-properties style:font-name="Oxygen" fo:font-size="9pt" style:font-name-asian="Oxygen" style:font-size-asian="9pt" style:font-name-complex="Oxygen" style:font-size-complex="9pt"/>
    </style:style>
    <style:style style:name="T16_10" style:family="text">
      <style:text-properties style:font-name="Oxygen" fo:font-size="9pt" style:font-name-asian="Oxygen" style:font-size-asian="9pt" style:font-name-complex="Oxygen" style:font-size-complex="9pt"/>
    </style:style>
    <style:style style:name="T16_11" style:family="text">
      <style:text-properties style:font-name="Oxygen" fo:font-size="9pt" style:font-name-asian="Oxygen" style:font-size-asian="9pt" style:font-name-complex="Oxygen" style:font-size-complex="9pt"/>
    </style:style>
    <style:style style:name="T16_12" style:family="text">
      <style:text-properties style:font-name="Oxygen" fo:font-size="9pt" style:font-name-asian="Oxygen" style:font-size-asian="9pt" style:font-name-complex="Oxygen" style:font-size-complex="9pt"/>
    </style:style>
    <style:style style:name="T16_13" style:family="text">
      <style:text-properties style:font-name="Oxygen" fo:font-size="9pt" style:font-name-asian="Oxygen" style:font-size-asian="9pt" style:font-name-complex="Oxygen" style:font-size-complex="9pt"/>
    </style:style>
    <style:style style:name="T16_14" style:family="text">
      <style:text-properties style:font-name="Oxygen" fo:font-size="9pt" style:font-name-asian="Oxygen" style:font-size-asian="9pt" style:font-name-complex="Oxygen" style:font-size-complex="9pt"/>
    </style:style>
    <style:style style:name="T16_15" style:family="text">
      <style:text-properties style:font-name="Oxygen" fo:font-size="9pt" style:font-name-asian="Oxygen" style:font-size-asian="9pt" style:font-name-complex="Oxygen" style:font-size-complex="9pt"/>
    </style:style>
    <style:style style:name="T16_16" style:family="text">
      <style:text-properties style:font-name="Oxygen" fo:font-size="9pt" style:font-name-asian="Oxygen" style:font-size-asian="9pt" style:font-name-complex="Oxygen" style:font-size-complex="9pt"/>
    </style:style>
    <style:style style:name="T16_17" style:family="text">
      <style:text-properties style:font-name="Oxygen" fo:font-size="9pt" style:font-name-asian="Oxygen" style:font-size-asian="9pt" style:font-name-complex="Oxygen" style:font-size-complex="9pt"/>
    </style:style>
    <style:style style:name="T16_18" style:family="text">
      <style:text-properties style:font-name="Oxygen" fo:font-size="9pt" style:font-name-asian="Oxygen" style:font-size-asian="9pt" style:font-name-complex="Oxygen" style:font-size-complex="9pt"/>
    </style:style>
    <style:style style:name="T16_19" style:family="text">
      <style:text-properties style:font-name="Oxygen" fo:font-size="9pt" style:font-name-asian="Oxygen" style:font-size-asian="9pt" style:font-name-complex="Oxygen" style:font-size-complex="9pt"/>
    </style:style>
    <style:style style:name="T16_20" style:family="text">
      <style:text-properties style:font-name="Oxygen" fo:font-size="9pt" style:font-name-asian="Oxygen" style:font-size-asian="9pt" style:font-name-complex="Oxygen" style:font-size-complex="9pt"/>
    </style:style>
    <style:style style:name="T16_21" style:family="text">
      <style:text-properties style:font-name="Oxygen" fo:font-size="9pt" style:font-name-asian="Oxygen" style:font-size-asian="9pt" style:font-name-complex="Oxygen" style:font-size-complex="9pt"/>
    </style:style>
    <style:style style:name="T16_22" style:family="text">
      <style:text-properties style:font-name="Oxygen" fo:font-size="9pt" style:font-name-asian="Oxygen" style:font-size-asian="9pt" style:font-name-complex="Oxygen" style:font-size-complex="9pt"/>
    </style:style>
    <style:style style:name="T16_23" style:family="text">
      <style:text-properties style:font-name="Oxygen" fo:font-size="9pt" style:font-name-asian="Oxygen" style:font-size-asian="9pt" style:font-name-complex="Oxygen" style:font-size-complex="9pt"/>
    </style:style>
    <style:style style:name="T16_24" style:family="text">
      <style:text-properties style:font-name="Oxygen" fo:font-size="9pt" style:font-name-asian="Oxygen" style:font-size-asian="9pt" style:font-name-complex="Oxygen" style:font-size-complex="9pt"/>
    </style:style>
    <style:style style:name="T16_25" style:family="text">
      <style:text-properties style:font-name="Oxygen" fo:font-size="9pt" style:font-name-asian="Oxygen" style:font-size-asian="9pt" style:font-name-complex="Oxygen" style:font-size-complex="9pt"/>
    </style:style>
    <style:style style:name="T16_26" style:family="text">
      <style:text-properties style:font-name="Oxygen" fo:font-size="9pt" style:font-name-asian="Oxygen" style:font-size-asian="9pt" style:font-name-complex="Oxygen" style:font-size-complex="9pt"/>
    </style:style>
    <style:style style:name="T16_27" style:family="text">
      <style:text-properties style:font-name="Oxygen" fo:font-size="9pt" style:font-name-asian="Oxygen" style:font-size-asian="9pt" style:font-name-complex="Oxygen" style:font-size-complex="9pt"/>
    </style:style>
    <style:style style:name="T16_28" style:family="text">
      <style:text-properties style:font-name="Oxygen" fo:font-size="9pt" style:font-name-asian="Oxygen" style:font-size-asian="9pt" style:font-name-complex="Oxygen" style:font-size-complex="9pt"/>
    </style:style>
    <style:style style:name="T16_29" style:family="text">
      <style:text-properties style:font-name="Oxygen" fo:font-size="9pt" style:font-name-asian="Oxygen" style:font-size-asian="9pt" style:font-name-complex="Oxygen" style:font-size-complex="9pt"/>
    </style:style>
    <style:style style:name="T16_30" style:family="text">
      <style:text-properties style:font-name="Oxygen" fo:font-size="9pt" style:font-name-asian="Oxygen" style:font-size-asian="9pt" style:font-name-complex="Oxygen" style:font-size-complex="9pt"/>
    </style:style>
    <style:style style:name="T16_31" style:family="text">
      <style:text-properties style:font-name="Oxygen" fo:font-size="9pt" style:font-name-asian="Oxygen" style:font-size-asian="9pt" style:font-name-complex="Oxygen" style:font-size-complex="9pt"/>
    </style:style>
    <style:style style:name="T16_32" style:family="text">
      <style:text-properties style:font-name="Oxygen" fo:font-size="9pt" style:font-name-asian="Oxygen" style:font-size-asian="9pt" style:font-name-complex="Oxygen" style:font-size-complex="9pt"/>
    </style:style>
    <style:style style:name="T16_33" style:family="text">
      <style:text-properties style:font-name="Oxygen" fo:font-size="9pt" style:font-name-asian="Oxygen" style:font-size-asian="9pt" style:font-name-complex="Oxygen" style:font-size-complex="9pt"/>
    </style:style>
    <style:style style:name="T16_34" style:family="text">
      <style:text-properties style:font-name="Oxygen" fo:font-size="9pt" style:font-name-asian="Oxygen" style:font-size-asian="9pt" style:font-name-complex="Oxygen" style:font-size-complex="9pt"/>
    </style:style>
    <style:style style:name="T16_35" style:family="text">
      <style:text-properties style:font-name="Oxygen" fo:font-size="9pt" style:font-name-asian="Oxygen" style:font-size-asian="9pt" style:font-name-complex="Oxygen" style:font-size-complex="9pt"/>
    </style:style>
    <style:style style:name="T16_36" style:family="text">
      <style:text-properties style:font-name="Oxygen" fo:font-size="9pt" style:font-name-asian="Oxygen" style:font-size-asian="9pt" style:font-name-complex="Oxygen" style:font-size-complex="9pt"/>
    </style:style>
    <style:style style:name="T16_37" style:family="text">
      <style:text-properties style:font-name="Oxygen" fo:font-size="9pt" style:font-name-asian="Oxygen" style:font-size-asian="9pt" style:font-name-complex="Oxygen" style:font-size-complex="9pt"/>
    </style:style>
    <style:style style:name="T16_38" style:family="text">
      <style:text-properties style:font-name="Oxygen" fo:font-size="9pt" style:font-name-asian="Oxygen" style:font-size-asian="9pt" style:font-name-complex="Oxygen" style:font-size-complex="9pt"/>
    </style:style>
    <style:style style:name="T16_39" style:family="text">
      <style:text-properties style:font-name="Oxygen" fo:font-size="9pt" style:font-name-asian="Oxygen" style:font-size-asian="9pt" style:font-name-complex="Oxygen" style:font-size-complex="9pt"/>
    </style:style>
    <style:style style:name="T16_40" style:family="text">
      <style:text-properties style:font-name="Oxygen" fo:font-size="9pt" style:font-name-asian="Oxygen" style:font-size-asian="9pt" style:font-name-complex="Oxygen" style:font-size-complex="9pt"/>
    </style:style>
    <style:style style:name="T16_41" style:family="text">
      <style:text-properties style:font-name="Oxygen" fo:font-size="9pt" style:font-name-asian="Oxygen" style:font-size-asian="9pt" style:font-name-complex="Oxygen" style:font-size-complex="9pt"/>
    </style:style>
    <style:style style:name="T16_42" style:family="text">
      <style:text-properties style:font-name="Oxygen" fo:font-size="9pt" style:font-name-asian="Oxygen" style:font-size-asian="9pt" style:font-name-complex="Oxygen" style:font-size-complex="9pt"/>
    </style:style>
    <style:style style:name="T16_43" style:family="text">
      <style:text-properties style:font-name="Oxygen" fo:font-size="9pt" style:font-name-asian="Oxygen" style:font-size-asian="9pt" style:font-name-complex="Oxygen" style:font-size-complex="9pt"/>
    </style:style>
    <style:style style:name="T16_44" style:family="text">
      <style:text-properties style:font-name="Oxygen" fo:font-size="9pt" style:font-name-asian="Oxygen" style:font-size-asian="9pt" style:font-name-complex="Oxygen" style:font-size-complex="9pt"/>
    </style:style>
    <style:style style:name="T16_45" style:family="text">
      <style:text-properties style:font-name="Oxygen" fo:font-size="9pt" style:font-name-asian="Oxygen" style:font-size-asian="9pt" style:font-name-complex="Oxygen" style:font-size-complex="9pt"/>
    </style:style>
    <style:style style:name="T16_46" style:family="text">
      <style:text-properties style:font-name="Oxygen" fo:font-size="9pt" style:font-name-asian="Oxygen" style:font-size-asian="9pt" style:font-name-complex="Oxygen" style:font-size-complex="9pt"/>
    </style:style>
    <style:style style:name="T16_47" style:family="text">
      <style:text-properties style:font-name="Oxygen" fo:font-size="9pt" style:font-name-asian="Oxygen" style:font-size-asian="9pt" style:font-name-complex="Oxygen" style:font-size-complex="9pt"/>
    </style:style>
    <style:style style:name="T16_48" style:family="text">
      <style:text-properties style:font-name="Oxygen" fo:font-size="9pt" style:font-name-asian="Oxygen" style:font-size-asian="9pt" style:font-name-complex="Oxygen" style:font-size-complex="9pt"/>
    </style:style>
    <style:style style:name="T16_49" style:family="text">
      <style:text-properties style:font-name="Oxygen" fo:font-size="9pt" style:font-name-asian="Oxygen" style:font-size-asian="9pt" style:font-name-complex="Oxygen" style:font-size-complex="9pt"/>
    </style:style>
    <style:style style:name="T16_50" style:family="text">
      <style:text-properties style:font-name="Oxygen" fo:font-size="9pt" style:font-name-asian="Oxygen" style:font-size-asian="9pt" style:font-name-complex="Oxygen" style:font-size-complex="9pt"/>
    </style:style>
    <style:style style:name="T16_51" style:family="text">
      <style:text-properties style:font-name="Oxygen" fo:font-size="9pt" style:font-name-asian="Oxygen" style:font-size-asian="9pt" style:font-name-complex="Oxygen" style:font-size-complex="9pt"/>
    </style:style>
    <style:style style:name="T16_52" style:family="text">
      <style:text-properties style:font-name="Oxygen" fo:font-size="9pt" style:font-name-asian="Oxygen" style:font-size-asian="9pt" style:font-name-complex="Oxygen" style:font-size-complex="9pt"/>
    </style:style>
    <style:style style:name="T16_53" style:family="text">
      <style:text-properties style:font-name="Oxygen" fo:font-size="9pt" style:font-name-asian="Oxygen" style:font-size-asian="9pt" style:font-name-complex="Oxygen" style:font-size-complex="9pt"/>
    </style:style>
    <style:style style:name="T16_54" style:family="text">
      <style:text-properties style:font-name="Oxygen" fo:font-size="9pt" style:font-name-asian="Oxygen" style:font-size-asian="9pt" style:font-name-complex="Oxygen" style:font-size-complex="9pt"/>
    </style:style>
    <style:style style:name="T16_55" style:family="text">
      <style:text-properties style:font-name="Oxygen" fo:font-size="9pt" style:font-name-asian="Oxygen" style:font-size-asian="9pt" style:font-name-complex="Oxygen" style:font-size-complex="9pt"/>
    </style:style>
    <style:style style:name="T16_56" style:family="text">
      <style:text-properties style:font-name="Oxygen" fo:font-size="9pt" style:font-name-asian="Oxygen" style:font-size-asian="9pt" style:font-name-complex="Oxygen" style:font-size-complex="9pt"/>
    </style:style>
    <style:style style:name="T16_57" style:family="text">
      <style:text-properties style:font-name="Oxygen" fo:font-size="9pt" style:font-name-asian="Oxygen" style:font-size-asian="9pt" style:font-name-complex="Oxygen" style:font-size-complex="9pt"/>
    </style:style>
    <style:style style:name="T16_58" style:family="text">
      <style:text-properties style:font-name="Oxygen" fo:font-size="9pt" style:font-name-asian="Oxygen" style:font-size-asian="9pt" style:font-name-complex="Oxygen" style:font-size-complex="9pt"/>
    </style:style>
    <style:style style:name="T16_59" style:family="text">
      <style:text-properties style:font-name="Oxygen" fo:font-size="9pt" style:font-name-asian="Oxygen" style:font-size-asian="9pt" style:font-name-complex="Oxygen" style:font-size-complex="9pt"/>
    </style:style>
    <style:style style:name="T16_60" style:family="text">
      <style:text-properties style:font-name="Oxygen" fo:font-size="9pt" style:font-name-asian="Oxygen" style:font-size-asian="9pt" style:font-name-complex="Oxygen" style:font-size-complex="9pt"/>
    </style:style>
    <style:style style:name="T16_61" style:family="text">
      <style:text-properties style:font-name="Oxygen" fo:font-size="9pt" style:font-name-asian="Oxygen" style:font-size-asian="9pt" style:font-name-complex="Oxygen" style:font-size-complex="9pt"/>
    </style:style>
    <style:style style:name="T16_62" style:family="text">
      <style:text-properties style:font-name="Oxygen" fo:font-size="9pt" style:font-name-asian="Oxygen" style:font-size-asian="9pt" style:font-name-complex="Oxygen" style:font-size-complex="9pt"/>
    </style:style>
    <style:style style:name="T16_63" style:family="text">
      <style:text-properties style:font-name="Oxygen" fo:font-size="9pt" style:font-name-asian="Oxygen" style:font-size-asian="9pt" style:font-name-complex="Oxygen" style:font-size-complex="9pt"/>
    </style:style>
    <style:style style:name="T16_64" style:family="text">
      <style:text-properties style:font-name="Oxygen" fo:font-size="9pt" style:font-name-asian="Oxygen" style:font-size-asian="9pt" style:font-name-complex="Oxygen" style:font-size-complex="9pt"/>
    </style:style>
    <style:style style:name="T16_65" style:family="text">
      <style:text-properties style:font-name="Oxygen" fo:font-size="9pt" style:font-name-asian="Oxygen" style:font-size-asian="9pt" style:font-name-complex="Oxygen" style:font-size-complex="9pt"/>
    </style:style>
    <style:style style:name="T16_66" style:family="text">
      <style:text-properties style:font-name="Oxygen" fo:font-size="9pt" style:font-name-asian="Oxygen" style:font-size-asian="9pt" style:font-name-complex="Oxygen" style:font-size-complex="9pt"/>
    </style:style>
    <style:style style:name="T16_67" style:family="text">
      <style:text-properties style:font-name="Oxygen" fo:font-size="9pt" style:font-name-asian="Oxygen" style:font-size-asian="9pt" style:font-name-complex="Oxygen" style:font-size-complex="9pt"/>
    </style:style>
    <style:style style:name="T16_68" style:family="text">
      <style:text-properties style:font-name="Oxygen" fo:font-size="9pt" style:font-name-asian="Oxygen" style:font-size-asian="9pt" style:font-name-complex="Oxygen" style:font-size-complex="9pt"/>
    </style:style>
    <style:style style:name="T16_69" style:family="text">
      <style:text-properties style:font-name="Oxygen" fo:font-size="9pt" style:font-name-asian="Oxygen" style:font-size-asian="9pt" style:font-name-complex="Oxygen" style:font-size-complex="9pt"/>
    </style:style>
    <style:style style:name="T16_70" style:family="text">
      <style:text-properties style:font-name="Oxygen" fo:font-size="9pt" style:font-name-asian="Oxygen" style:font-size-asian="9pt" style:font-name-complex="Oxygen" style:font-size-complex="9pt"/>
    </style:style>
    <style:style style:name="T16_71" style:family="text">
      <style:text-properties style:font-name="Oxygen" fo:font-size="9pt" style:font-name-asian="Oxygen" style:font-size-asian="9pt" style:font-name-complex="Oxygen" style:font-size-complex="9pt"/>
    </style:style>
    <style:style style:name="T16_72" style:family="text">
      <style:text-properties style:font-name="Oxygen" fo:font-size="9pt" style:font-name-asian="Oxygen" style:font-size-asian="9pt" style:font-name-complex="Oxygen" style:font-size-complex="9pt"/>
    </style:style>
    <style:style style:name="T16_73" style:family="text">
      <style:text-properties style:font-name="Oxygen" fo:font-size="9pt" style:font-name-asian="Oxygen" style:font-size-asian="9pt" style:font-name-complex="Oxygen" style:font-size-complex="9pt"/>
    </style:style>
    <style:style style:name="T16_74" style:family="text">
      <style:text-properties style:font-name="Oxygen" fo:font-size="9pt" style:font-name-asian="Oxygen" style:font-size-asian="9pt" style:font-name-complex="Oxygen" style:font-size-complex="9pt"/>
    </style:style>
    <style:style style:name="P17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9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5" style:family="text">
      <style:text-properties style:font-name="Oxygen" fo:font-size="10pt" style:font-name-asian="Oxygen" style:font-size-asian="10pt" style:font-name-complex="Oxygen" style:font-size-complex="10pt"/>
    </style:style>
    <style:style style:name="T19_6" style:family="text">
      <style:text-properties style:font-name="Oxygen" fo:font-size="10pt" style:font-name-asian="Oxygen" style:font-size-asian="10pt" style:font-name-complex="Oxygen" style:font-size-complex="10pt"/>
    </style:style>
    <style:style style:name="T19_7" style:family="text">
      <style:text-properties style:font-name="Oxygen" fo:font-size="10pt" style:font-name-asian="Oxygen" style:font-size-asian="10pt" style:font-name-complex="Oxygen" style:font-size-complex="10pt"/>
    </style:style>
    <style:style style:name="T19_8" style:family="text">
      <style:text-properties style:font-name="Oxygen" fo:font-size="10pt" style:font-name-asian="Oxygen" style:font-size-asian="10pt" style:font-name-complex="Oxygen" style:font-size-complex="10pt"/>
    </style:style>
    <style:style style:name="T19_9" style:family="text">
      <style:text-properties style:font-name="Oxygen" fo:font-size="10pt" style:font-name-asian="Oxygen" style:font-size-asian="10pt" style:font-name-complex="Oxygen" style:font-size-complex="10pt"/>
    </style:style>
    <style:style style:name="T19_10" style:family="text">
      <style:text-properties style:font-name="Oxygen" fo:font-size="10pt" style:font-name-asian="Oxygen" style:font-size-asian="10pt" style:font-name-complex="Oxygen" style:font-size-complex="10pt"/>
    </style:style>
    <style:style style:name="T19_11" style:family="text">
      <style:text-properties style:font-name="Oxygen" fo:font-size="10pt" style:font-name-asian="Oxygen" style:font-size-asian="10pt" style:font-name-complex="Oxygen" style:font-size-complex="10pt"/>
    </style:style>
    <style:style style:name="T19_12" style:family="text">
      <style:text-properties style:font-name="Oxygen" fo:font-size="10pt" style:font-name-asian="Oxygen" style:font-size-asian="10pt" style:font-name-complex="Oxygen" style:font-size-complex="10pt"/>
    </style:style>
    <style:style style:name="T19_13" style:family="text">
      <style:text-properties style:font-name="Oxygen" fo:font-size="10pt" style:font-name-asian="Oxygen" style:font-size-asian="10pt" style:font-name-complex="Oxygen" style:font-size-complex="10pt"/>
    </style:style>
    <style:style style:name="P20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20_1" style:family="text">
      <style:text-properties style:font-name="Oxygen" fo:font-size="9pt" style:font-name-asian="Oxygen" style:font-size-asian="9pt" style:font-name-complex="Oxygen" style:font-size-complex="9pt"/>
    </style:style>
    <style:style style:name="T20_2" style:family="text">
      <style:text-properties style:font-name="Oxygen" fo:font-size="9pt" style:font-name-asian="Oxygen" style:font-size-asian="9pt" style:font-name-complex="Oxygen" style:font-size-complex="9pt"/>
    </style:style>
    <style:style style:name="T20_3" style:family="text">
      <style:text-properties style:font-name="Oxygen" fo:font-size="9pt" style:font-name-asian="Oxygen" style:font-size-asian="9pt" style:font-name-complex="Oxygen" style:font-size-complex="9pt"/>
    </style:style>
    <style:style style:name="T20_4" style:family="text">
      <style:text-properties style:font-name="Oxygen" fo:font-size="9pt" style:font-name-asian="Oxygen" style:font-size-asian="9pt" style:font-name-complex="Oxygen" style:font-size-complex="9pt"/>
    </style:style>
    <style:style style:name="T20_5" style:family="text">
      <style:text-properties style:font-name="Oxygen" fo:font-size="9pt" style:font-name-asian="Oxygen" style:font-size-asian="9pt" style:font-name-complex="Oxygen" style:font-size-complex="9pt"/>
    </style:style>
    <style:style style:name="T20_6" style:family="text">
      <style:text-properties style:font-name="Oxygen" fo:font-size="9pt" style:font-name-asian="Oxygen" style:font-size-asian="9pt" style:font-name-complex="Oxygen" style:font-size-complex="9pt"/>
    </style:style>
    <style:style style:name="T20_7" style:family="text">
      <style:text-properties style:font-name="Oxygen" fo:font-size="9pt" style:font-name-asian="Oxygen" style:font-size-asian="9pt" style:font-name-complex="Oxygen" style:font-size-complex="9pt"/>
    </style:style>
    <style:style style:name="T20_8" style:family="text">
      <style:text-properties style:font-name="Oxygen" fo:font-size="9pt" style:font-name-asian="Oxygen" style:font-size-asian="9pt" style:font-name-complex="Oxygen" style:font-size-complex="9pt"/>
    </style:style>
    <style:style style:name="T20_9" style:family="text">
      <style:text-properties style:font-name="Oxygen" fo:font-size="9pt" style:font-name-asian="Oxygen" style:font-size-asian="9pt" style:font-name-complex="Oxygen" style:font-size-complex="9pt"/>
    </style:style>
    <style:style style:name="T20_10" style:family="text">
      <style:text-properties style:font-name="Oxygen" fo:font-size="9pt" style:font-name-asian="Oxygen" style:font-size-asian="9pt" style:font-name-complex="Oxygen" style:font-size-complex="9pt"/>
    </style:style>
    <style:style style:name="T20_11" style:family="text">
      <style:text-properties style:font-name="Oxygen" fo:font-size="9pt" style:font-name-asian="Oxygen" style:font-size-asian="9pt" style:font-name-complex="Oxygen" style:font-size-complex="9pt"/>
    </style:style>
    <style:style style:name="T20_12" style:family="text">
      <style:text-properties style:font-name="Oxygen" fo:font-size="9pt" style:font-name-asian="Oxygen" style:font-size-asian="9pt" style:font-name-complex="Oxygen" style:font-size-complex="9pt"/>
    </style:style>
    <style:style style:name="T20_13" style:family="text">
      <style:text-properties style:font-name="Oxygen" fo:font-size="9pt" style:font-name-asian="Oxygen" style:font-size-asian="9pt" style:font-name-complex="Oxygen" style:font-size-complex="9pt"/>
    </style:style>
    <style:style style:name="T20_14" style:family="text">
      <style:text-properties style:font-name="Oxygen" fo:font-size="9pt" style:font-name-asian="Oxygen" style:font-size-asian="9pt" style:font-name-complex="Oxygen" style:font-size-complex="9pt"/>
    </style:style>
    <style:style style:name="T20_15" style:family="text">
      <style:text-properties style:font-name="Oxygen" fo:font-size="9pt" style:font-name-asian="Oxygen" style:font-size-asian="9pt" style:font-name-complex="Oxygen" style:font-size-complex="9pt"/>
    </style:style>
    <style:style style:name="T20_16" style:family="text">
      <style:text-properties style:font-name="Oxygen" fo:font-size="9pt" style:font-name-asian="Oxygen" style:font-size-asian="9pt" style:font-name-complex="Oxygen" style:font-size-complex="9pt"/>
    </style:style>
    <style:style style:name="T20_17" style:family="text">
      <style:text-properties style:font-name="Oxygen" fo:font-size="9pt" style:font-name-asian="Oxygen" style:font-size-asian="9pt" style:font-name-complex="Oxygen" style:font-size-complex="9pt"/>
    </style:style>
    <style:style style:name="T20_18" style:family="text">
      <style:text-properties style:font-name="Oxygen" fo:font-size="9pt" style:font-name-asian="Oxygen" style:font-size-asian="9pt" style:font-name-complex="Oxygen" style:font-size-complex="9pt"/>
    </style:style>
    <style:style style:name="T20_19" style:family="text">
      <style:text-properties style:font-name="Oxygen" fo:font-size="9pt" style:font-name-asian="Oxygen" style:font-size-asian="9pt" style:font-name-complex="Oxygen" style:font-size-complex="9pt"/>
    </style:style>
    <style:style style:name="T20_20" style:family="text">
      <style:text-properties style:font-name="Oxygen" fo:font-size="9pt" style:font-name-asian="Oxygen" style:font-size-asian="9pt" style:font-name-complex="Oxygen" style:font-size-complex="9pt"/>
    </style:style>
    <style:style style:name="T20_21" style:family="text">
      <style:text-properties style:font-name="Oxygen" fo:font-size="9pt" style:font-name-asian="Oxygen" style:font-size-asian="9pt" style:font-name-complex="Oxygen" style:font-size-complex="9pt"/>
    </style:style>
    <style:style style:name="T20_22" style:family="text">
      <style:text-properties style:font-name="Oxygen" fo:font-size="9pt" style:font-name-asian="Oxygen" style:font-size-asian="9pt" style:font-name-complex="Oxygen" style:font-size-complex="9pt"/>
    </style:style>
    <style:style style:name="T20_23" style:family="text">
      <style:text-properties style:font-name="Oxygen" fo:font-size="9pt" style:font-name-asian="Oxygen" style:font-size-asian="9pt" style:font-name-complex="Oxygen" style:font-size-complex="9pt"/>
    </style:style>
    <style:style style:name="T20_24" style:family="text">
      <style:text-properties style:font-name="Oxygen" fo:font-size="9pt" style:font-name-asian="Oxygen" style:font-size-asian="9pt" style:font-name-complex="Oxygen" style:font-size-complex="9pt"/>
    </style:style>
    <style:style style:name="T20_25" style:family="text">
      <style:text-properties style:font-name="Oxygen" fo:font-size="9pt" style:font-name-asian="Oxygen" style:font-size-asian="9pt" style:font-name-complex="Oxygen" style:font-size-complex="9pt"/>
    </style:style>
    <style:style style:name="T20_26" style:family="text">
      <style:text-properties style:font-name="Oxygen" fo:font-size="9pt" style:font-name-asian="Oxygen" style:font-size-asian="9pt" style:font-name-complex="Oxygen" style:font-size-complex="9pt"/>
    </style:style>
    <style:style style:name="T20_27" style:family="text">
      <style:text-properties style:font-name="Oxygen" fo:font-size="9pt" style:font-name-asian="Oxygen" style:font-size-asian="9pt" style:font-name-complex="Oxygen" style:font-size-complex="9pt"/>
    </style:style>
    <style:style style:name="T20_28" style:family="text">
      <style:text-properties style:font-name="Oxygen" fo:font-size="9pt" style:font-name-asian="Oxygen" style:font-size-asian="9pt" style:font-name-complex="Oxygen" style:font-size-complex="9pt"/>
    </style:style>
    <style:style style:name="T20_29" style:family="text">
      <style:text-properties style:font-name="Oxygen" fo:font-size="9pt" style:font-name-asian="Oxygen" style:font-size-asian="9pt" style:font-name-complex="Oxygen" style:font-size-complex="9pt"/>
    </style:style>
    <style:style style:name="T20_30" style:family="text">
      <style:text-properties style:font-name="Oxygen" fo:font-size="9pt" style:font-name-asian="Oxygen" style:font-size-asian="9pt" style:font-name-complex="Oxygen" style:font-size-complex="9pt"/>
    </style:style>
    <style:style style:name="T20_31" style:family="text">
      <style:text-properties style:font-name="Oxygen" fo:font-size="9pt" style:font-name-asian="Oxygen" style:font-size-asian="9pt" style:font-name-complex="Oxygen" style:font-size-complex="9pt"/>
    </style:style>
    <style:style style:name="T20_32" style:family="text">
      <style:text-properties style:font-name="Oxygen" fo:font-size="9pt" style:font-name-asian="Oxygen" style:font-size-asian="9pt" style:font-name-complex="Oxygen" style:font-size-complex="9pt"/>
    </style:style>
    <style:style style:name="P21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21_1" style:family="text">
      <style:text-properties style:font-name="Oxygen" fo:font-size="9pt" style:font-name-asian="Oxygen" style:font-size-asian="9pt" style:font-name-complex="Oxygen" style:font-size-complex="9pt"/>
    </style:style>
    <style:style style:name="T21_2" style:family="text">
      <style:text-properties style:font-name="Oxygen" fo:font-size="9pt" style:font-name-asian="Oxygen" style:font-size-asian="9pt" style:font-name-complex="Oxygen" style:font-size-complex="9pt"/>
    </style:style>
    <style:style style:name="T21_3" style:family="text">
      <style:text-properties style:font-name="Oxygen" fo:font-size="9pt" style:font-name-asian="Oxygen" style:font-size-asian="9pt" style:font-name-complex="Oxygen" style:font-size-complex="9pt"/>
    </style:style>
    <style:style style:name="T21_4" style:family="text">
      <style:text-properties style:font-name="Oxygen" fo:font-size="9pt" style:font-name-asian="Oxygen" style:font-size-asian="9pt" style:font-name-complex="Oxygen" style:font-size-complex="9pt"/>
    </style:style>
    <style:style style:name="T21_5" style:family="text">
      <style:text-properties style:font-name="Oxygen" fo:font-size="9pt" style:font-name-asian="Oxygen" style:font-size-asian="9pt" style:font-name-complex="Oxygen" style:font-size-complex="9pt"/>
    </style:style>
    <style:style style:name="T21_6" style:family="text">
      <style:text-properties style:font-name="Oxygen" fo:font-size="9pt" style:font-name-asian="Oxygen" style:font-size-asian="9pt" style:font-name-complex="Oxygen" style:font-size-complex="9pt"/>
    </style:style>
    <style:style style:name="T21_7" style:family="text">
      <style:text-properties style:font-name="Oxygen" fo:font-size="9pt" style:font-name-asian="Oxygen" style:font-size-asian="9pt" style:font-name-complex="Oxygen" style:font-size-complex="9pt"/>
    </style:style>
    <style:style style:name="T21_8" style:family="text">
      <style:text-properties style:font-name="Oxygen" fo:font-size="9pt" style:font-name-asian="Oxygen" style:font-size-asian="9pt" style:font-name-complex="Oxygen" style:font-size-complex="9pt"/>
    </style:style>
    <style:style style:name="T21_9" style:family="text">
      <style:text-properties style:font-name="Oxygen" fo:font-size="9pt" style:font-name-asian="Oxygen" style:font-size-asian="9pt" style:font-name-complex="Oxygen" style:font-size-complex="9pt"/>
    </style:style>
    <style:style style:name="T21_10" style:family="text">
      <style:text-properties style:font-name="Oxygen" fo:font-size="9pt" style:font-name-asian="Oxygen" style:font-size-asian="9pt" style:font-name-complex="Oxygen" style:font-size-complex="9pt"/>
    </style:style>
    <style:style style:name="T21_11" style:family="text">
      <style:text-properties style:font-name="Oxygen" fo:font-size="9pt" style:font-name-asian="Oxygen" style:font-size-asian="9pt" style:font-name-complex="Oxygen" style:font-size-complex="9pt"/>
    </style:style>
    <style:style style:name="T21_12" style:family="text">
      <style:text-properties style:font-name="Oxygen" fo:font-size="9pt" style:font-name-asian="Oxygen" style:font-size-asian="9pt" style:font-name-complex="Oxygen" style:font-size-complex="9pt"/>
    </style:style>
    <style:style style:name="T21_13" style:family="text">
      <style:text-properties style:font-name="Oxygen" fo:font-size="9pt" style:font-name-asian="Oxygen" style:font-size-asian="9pt" style:font-name-complex="Oxygen" style:font-size-complex="9pt"/>
    </style:style>
    <style:style style:name="T21_14" style:family="text">
      <style:text-properties style:font-name="Oxygen" fo:font-size="9pt" style:font-name-asian="Oxygen" style:font-size-asian="9pt" style:font-name-complex="Oxygen" style:font-size-complex="9pt"/>
    </style:style>
    <style:style style:name="T21_15" style:family="text">
      <style:text-properties style:font-name="Oxygen" fo:font-size="9pt" style:font-name-asian="Oxygen" style:font-size-asian="9pt" style:font-name-complex="Oxygen" style:font-size-complex="9pt"/>
    </style:style>
    <style:style style:name="T21_16" style:family="text">
      <style:text-properties style:font-name="Oxygen" fo:font-size="9pt" style:font-name-asian="Oxygen" style:font-size-asian="9pt" style:font-name-complex="Oxygen" style:font-size-complex="9pt"/>
    </style:style>
    <style:style style:name="T21_17" style:family="text">
      <style:text-properties style:font-name="Oxygen" fo:font-size="9pt" style:font-name-asian="Oxygen" style:font-size-asian="9pt" style:font-name-complex="Oxygen" style:font-size-complex="9pt"/>
    </style:style>
    <style:style style:name="T21_18" style:family="text">
      <style:text-properties style:font-name="Oxygen" fo:font-size="9pt" style:font-name-asian="Oxygen" style:font-size-asian="9pt" style:font-name-complex="Oxygen" style:font-size-complex="9pt"/>
    </style:style>
    <style:style style:name="T21_19" style:family="text">
      <style:text-properties style:font-name="Oxygen" fo:font-size="9pt" style:font-name-asian="Oxygen" style:font-size-asian="9pt" style:font-name-complex="Oxygen" style:font-size-complex="9pt"/>
    </style:style>
    <style:style style:name="T21_20" style:family="text">
      <style:text-properties style:font-name="Oxygen" fo:font-size="9pt" style:font-name-asian="Oxygen" style:font-size-asian="9pt" style:font-name-complex="Oxygen" style:font-size-complex="9pt"/>
    </style:style>
    <style:style style:name="T21_21" style:family="text">
      <style:text-properties style:font-name="Oxygen" fo:font-size="9pt" style:font-name-asian="Oxygen" style:font-size-asian="9pt" style:font-name-complex="Oxygen" style:font-size-complex="9pt"/>
    </style:style>
    <style:style style:name="T21_22" style:family="text">
      <style:text-properties style:font-name="Oxygen" fo:font-size="9pt" style:font-name-asian="Oxygen" style:font-size-asian="9pt" style:font-name-complex="Oxygen" style:font-size-complex="9pt"/>
    </style:style>
    <style:style style:name="T21_23" style:family="text">
      <style:text-properties style:font-name="Oxygen" fo:font-size="9pt" style:font-name-asian="Oxygen" style:font-size-asian="9pt" style:font-name-complex="Oxygen" style:font-size-complex="9pt"/>
    </style:style>
    <style:style style:name="T21_24" style:family="text">
      <style:text-properties style:font-name="Oxygen" fo:font-size="9pt" style:font-name-asian="Oxygen" style:font-size-asian="9pt" style:font-name-complex="Oxygen" style:font-size-complex="9pt"/>
    </style:style>
    <style:style style:name="T21_25" style:family="text">
      <style:text-properties style:font-name="Oxygen" fo:font-size="9pt" style:font-name-asian="Oxygen" style:font-size-asian="9pt" style:font-name-complex="Oxygen" style:font-size-complex="9pt"/>
    </style:style>
    <style:style style:name="T21_26" style:family="text">
      <style:text-properties style:font-name="Oxygen" fo:font-size="9pt" style:font-name-asian="Oxygen" style:font-size-asian="9pt" style:font-name-complex="Oxygen" style:font-size-complex="9pt"/>
    </style:style>
    <style:style style:name="T21_27" style:family="text">
      <style:text-properties style:font-name="Oxygen" fo:font-size="9pt" style:font-name-asian="Oxygen" style:font-size-asian="9pt" style:font-name-complex="Oxygen" style:font-size-complex="9pt"/>
    </style:style>
    <style:style style:name="T21_28" style:family="text">
      <style:text-properties style:font-name="Oxygen" fo:font-size="9pt" style:font-name-asian="Oxygen" style:font-size-asian="9pt" style:font-name-complex="Oxygen" style:font-size-complex="9pt"/>
    </style:style>
    <style:style style:name="T21_29" style:family="text">
      <style:text-properties style:font-name="Oxygen" fo:font-size="9pt" style:font-name-asian="Oxygen" style:font-size-asian="9pt" style:font-name-complex="Oxygen" style:font-size-complex="9pt"/>
    </style:style>
    <style:style style:name="T21_30" style:family="text">
      <style:text-properties style:font-name="Oxygen" fo:font-size="9pt" style:font-name-asian="Oxygen" style:font-size-asian="9pt" style:font-name-complex="Oxygen" style:font-size-complex="9pt"/>
    </style:style>
    <style:style style:name="T21_31" style:family="text">
      <style:text-properties style:font-name="Oxygen" fo:font-size="9pt" style:font-name-asian="Oxygen" style:font-size-asian="9pt" style:font-name-complex="Oxygen" style:font-size-complex="9pt"/>
    </style:style>
    <style:style style:name="T21_32" style:family="text">
      <style:text-properties style:font-name="Oxygen" fo:font-size="9pt" style:font-name-asian="Oxygen" style:font-size-asian="9pt" style:font-name-complex="Oxygen" style:font-size-complex="9pt"/>
    </style:style>
    <style:style style:name="T21_33" style:family="text">
      <style:text-properties style:font-name="Oxygen" fo:font-size="9pt" style:font-name-asian="Oxygen" style:font-size-asian="9pt" style:font-name-complex="Oxygen" style:font-size-complex="9pt"/>
    </style:style>
    <style:style style:name="T21_34" style:family="text">
      <style:text-properties style:font-name="Oxygen" fo:font-size="9pt" style:font-name-asian="Oxygen" style:font-size-asian="9pt" style:font-name-complex="Oxygen" style:font-size-complex="9pt"/>
    </style:style>
    <style:style style:name="T21_35" style:family="text">
      <style:text-properties style:font-name="Oxygen" fo:font-size="9pt" style:font-name-asian="Oxygen" style:font-size-asian="9pt" style:font-name-complex="Oxygen" style:font-size-complex="9pt"/>
    </style:style>
    <style:style style:name="T21_36" style:family="text">
      <style:text-properties style:font-name="Oxygen" fo:font-size="9pt" style:font-name-asian="Oxygen" style:font-size-asian="9pt" style:font-name-complex="Oxygen" style:font-size-complex="9pt"/>
    </style:style>
    <style:style style:name="T21_37" style:family="text">
      <style:text-properties style:font-name="Oxygen" fo:font-size="9pt" style:font-name-asian="Oxygen" style:font-size-asian="9pt" style:font-name-complex="Oxygen" style:font-size-complex="9pt"/>
    </style:style>
    <style:style style:name="T21_38" style:family="text">
      <style:text-properties style:font-name="Oxygen" fo:font-size="9pt" style:font-name-asian="Oxygen" style:font-size-asian="9pt" style:font-name-complex="Oxygen" style:font-size-complex="9pt"/>
    </style:style>
    <style:style style:name="T21_39" style:family="text">
      <style:text-properties style:font-name="Oxygen" fo:font-size="9pt" style:font-name-asian="Oxygen" style:font-size-asian="9pt" style:font-name-complex="Oxygen" style:font-size-complex="9pt"/>
    </style:style>
    <style:style style:name="T21_40" style:family="text">
      <style:text-properties style:font-name="Oxygen" fo:font-size="9pt" style:font-name-asian="Oxygen" style:font-size-asian="9pt" style:font-name-complex="Oxygen" style:font-size-complex="9pt"/>
    </style:style>
    <style:style style:name="T21_41" style:family="text">
      <style:text-properties style:font-name="Oxygen" fo:font-size="9pt" style:font-name-asian="Oxygen" style:font-size-asian="9pt" style:font-name-complex="Oxygen" style:font-size-complex="9pt"/>
    </style:style>
    <style:style style:name="T21_42" style:family="text">
      <style:text-properties style:font-name="Oxygen" fo:font-size="9pt" style:font-name-asian="Oxygen" style:font-size-asian="9pt" style:font-name-complex="Oxygen" style:font-size-complex="9pt"/>
    </style:style>
    <style:style style:name="T21_43" style:family="text">
      <style:text-properties style:font-name="Oxygen" fo:font-size="9pt" style:font-name-asian="Oxygen" style:font-size-asian="9pt" style:font-name-complex="Oxygen" style:font-size-complex="9pt"/>
    </style:style>
    <style:style style:name="T21_44" style:family="text">
      <style:text-properties style:font-name="Oxygen" fo:font-size="9pt" style:font-name-asian="Oxygen" style:font-size-asian="9pt" style:font-name-complex="Oxygen" style:font-size-complex="9pt"/>
    </style:style>
    <style:style style:name="T21_45" style:family="text">
      <style:text-properties style:font-name="Oxygen" fo:font-size="9pt" style:font-name-asian="Oxygen" style:font-size-asian="9pt" style:font-name-complex="Oxygen" style:font-size-complex="9pt"/>
    </style:style>
    <style:style style:name="T21_46" style:family="text">
      <style:text-properties style:font-name="Oxygen" fo:font-size="9pt" style:font-name-asian="Oxygen" style:font-size-asian="9pt" style:font-name-complex="Oxygen" style:font-size-complex="9pt"/>
    </style:style>
    <style:style style:name="T21_47" style:family="text">
      <style:text-properties style:font-name="Oxygen" fo:font-size="9pt" style:font-name-asian="Oxygen" style:font-size-asian="9pt" style:font-name-complex="Oxygen" style:font-size-complex="9pt"/>
    </style:style>
    <style:style style:name="T21_48" style:family="text">
      <style:text-properties style:font-name="Oxygen" fo:font-size="9pt" style:font-name-asian="Oxygen" style:font-size-asian="9pt" style:font-name-complex="Oxygen" style:font-size-complex="9pt"/>
    </style:style>
    <style:style style:name="T21_49" style:family="text">
      <style:text-properties style:font-name="Oxygen" fo:font-size="9pt" style:font-name-asian="Oxygen" style:font-size-asian="9pt" style:font-name-complex="Oxygen" style:font-size-complex="9pt"/>
    </style:style>
    <style:style style:name="T21_50" style:family="text">
      <style:text-properties style:font-name="Oxygen" fo:font-size="9pt" style:font-name-asian="Oxygen" style:font-size-asian="9pt" style:font-name-complex="Oxygen" style:font-size-complex="9pt"/>
    </style:style>
    <style:style style:name="T21_51" style:family="text">
      <style:text-properties style:font-name="Oxygen" fo:font-size="9pt" style:font-name-asian="Oxygen" style:font-size-asian="9pt" style:font-name-complex="Oxygen" style:font-size-complex="9pt"/>
    </style:style>
    <style:style style:name="T21_52" style:family="text">
      <style:text-properties style:font-name="Oxygen" fo:font-size="9pt" style:font-name-asian="Oxygen" style:font-size-asian="9pt" style:font-name-complex="Oxygen" style:font-size-complex="9pt"/>
    </style:style>
    <style:style style:name="T21_53" style:family="text">
      <style:text-properties style:font-name="Oxygen" fo:font-size="9pt" style:font-name-asian="Oxygen" style:font-size-asian="9pt" style:font-name-complex="Oxygen" style:font-size-complex="9pt"/>
    </style:style>
    <style:style style:name="T21_54" style:family="text">
      <style:text-properties style:font-name="Oxygen" fo:font-size="9pt" style:font-name-asian="Oxygen" style:font-size-asian="9pt" style:font-name-complex="Oxygen" style:font-size-complex="9pt"/>
    </style:style>
    <style:style style:name="T21_55" style:family="text">
      <style:text-properties style:font-name="Oxygen" fo:font-size="9pt" style:font-name-asian="Oxygen" style:font-size-asian="9pt" style:font-name-complex="Oxygen" style:font-size-complex="9pt"/>
    </style:style>
    <style:style style:name="T21_56" style:family="text">
      <style:text-properties style:font-name="Oxygen" fo:font-size="9pt" style:font-name-asian="Oxygen" style:font-size-asian="9pt" style:font-name-complex="Oxygen" style:font-size-complex="9pt"/>
    </style:style>
    <style:style style:name="T21_57" style:family="text">
      <style:text-properties style:font-name="Oxygen" fo:font-size="9pt" style:font-name-asian="Oxygen" style:font-size-asian="9pt" style:font-name-complex="Oxygen" style:font-size-complex="9pt"/>
    </style:style>
    <style:style style:name="T21_58" style:family="text">
      <style:text-properties style:font-name="Oxygen" fo:font-size="9pt" style:font-name-asian="Oxygen" style:font-size-asian="9pt" style:font-name-complex="Oxygen" style:font-size-complex="9pt"/>
    </style:style>
    <style:style style:name="T21_59" style:family="text">
      <style:text-properties style:font-name="Oxygen" fo:font-size="9pt" style:font-name-asian="Oxygen" style:font-size-asian="9pt" style:font-name-complex="Oxygen" style:font-size-complex="9pt"/>
    </style:style>
    <style:style style:name="T21_60" style:family="text">
      <style:text-properties style:font-name="Oxygen" fo:font-size="9pt" style:font-name-asian="Oxygen" style:font-size-asian="9pt" style:font-name-complex="Oxygen" style:font-size-complex="9pt"/>
    </style:style>
    <style:style style:name="T21_61" style:family="text">
      <style:text-properties style:font-name="Oxygen" fo:font-size="9pt" style:font-name-asian="Oxygen" style:font-size-asian="9pt" style:font-name-complex="Oxygen" style:font-size-complex="9pt"/>
    </style:style>
    <style:style style:name="T21_62" style:family="text">
      <style:text-properties style:font-name="Oxygen" fo:font-size="9pt" style:font-name-asian="Oxygen" style:font-size-asian="9pt" style:font-name-complex="Oxygen" style:font-size-complex="9pt"/>
    </style:style>
    <style:style style:name="T21_63" style:family="text">
      <style:text-properties style:font-name="Oxygen" fo:font-size="9pt" style:font-name-asian="Oxygen" style:font-size-asian="9pt" style:font-name-complex="Oxygen" style:font-size-complex="9pt"/>
    </style:style>
    <style:style style:name="T21_64" style:family="text">
      <style:text-properties style:font-name="Oxygen" fo:font-size="9pt" style:font-name-asian="Oxygen" style:font-size-asian="9pt" style:font-name-complex="Oxygen" style:font-size-complex="9pt"/>
    </style:style>
    <style:style style:name="T21_65" style:family="text">
      <style:text-properties style:font-name="Oxygen" fo:font-size="9pt" style:font-name-asian="Oxygen" style:font-size-asian="9pt" style:font-name-complex="Oxygen" style:font-size-complex="9pt"/>
    </style:style>
    <style:style style:name="T21_66" style:family="text">
      <style:text-properties style:font-name="Oxygen" fo:font-size="9pt" style:font-name-asian="Oxygen" style:font-size-asian="9pt" style:font-name-complex="Oxygen" style:font-size-complex="9pt"/>
    </style:style>
    <style:style style:name="T21_67" style:family="text">
      <style:text-properties style:font-name="Oxygen" fo:font-size="9pt" style:font-name-asian="Oxygen" style:font-size-asian="9pt" style:font-name-complex="Oxygen" style:font-size-complex="9pt"/>
    </style:style>
    <style:style style:name="T21_68" style:family="text">
      <style:text-properties style:font-name="Oxygen" fo:font-size="9pt" style:font-name-asian="Oxygen" style:font-size-asian="9pt" style:font-name-complex="Oxygen" style:font-size-complex="9pt"/>
    </style:style>
    <style:style style:name="T21_69" style:family="text">
      <style:text-properties style:font-name="Oxygen" fo:font-size="9pt" style:font-name-asian="Oxygen" style:font-size-asian="9pt" style:font-name-complex="Oxygen" style:font-size-complex="9pt"/>
    </style:style>
    <style:style style:name="T21_70" style:family="text">
      <style:text-properties style:font-name="Oxygen" fo:font-size="9pt" style:font-name-asian="Oxygen" style:font-size-asian="9pt" style:font-name-complex="Oxygen" style:font-size-complex="9pt"/>
    </style:style>
    <style:style style:name="T21_71" style:family="text">
      <style:text-properties style:font-name="Oxygen" fo:font-size="9pt" style:font-name-asian="Oxygen" style:font-size-asian="9pt" style:font-name-complex="Oxygen" style:font-size-complex="9pt"/>
    </style:style>
    <style:style style:name="T21_72" style:family="text">
      <style:text-properties style:font-name="Oxygen" fo:font-size="9pt" style:font-name-asian="Oxygen" style:font-size-asian="9pt" style:font-name-complex="Oxygen" style:font-size-complex="9pt"/>
    </style:style>
    <style:style style:name="T21_73" style:family="text">
      <style:text-properties style:font-name="Oxygen" fo:font-size="9pt" style:font-name-asian="Oxygen" style:font-size-asian="9pt" style:font-name-complex="Oxygen" style:font-size-complex="9pt"/>
    </style:style>
    <style:style style:name="T21_74" style:family="text">
      <style:text-properties style:font-name="Oxygen" fo:font-size="9pt" style:font-name-asian="Oxygen" style:font-size-asian="9pt" style:font-name-complex="Oxygen" style:font-size-complex="9pt"/>
    </style:style>
    <style:style style:name="T21_75" style:family="text">
      <style:text-properties style:font-name="Oxygen" fo:font-size="9pt" style:font-name-asian="Oxygen" style:font-size-asian="9pt" style:font-name-complex="Oxygen" style:font-size-complex="9pt"/>
    </style:style>
    <style:style style:name="T21_76" style:family="text">
      <style:text-properties style:font-name="Oxygen" fo:font-size="9pt" style:font-name-asian="Oxygen" style:font-size-asian="9pt" style:font-name-complex="Oxygen" style:font-size-complex="9pt"/>
    </style:style>
    <style:style style:name="T21_77" style:family="text">
      <style:text-properties style:font-name="Oxygen" fo:font-size="9pt" style:font-name-asian="Oxygen" style:font-size-asian="9pt" style:font-name-complex="Oxygen" style:font-size-complex="9pt"/>
    </style:style>
    <style:style style:name="T21_78" style:family="text">
      <style:text-properties style:font-name="Oxygen" fo:font-size="9pt" style:font-name-asian="Oxygen" style:font-size-asian="9pt" style:font-name-complex="Oxygen" style:font-size-complex="9pt"/>
    </style:style>
    <style:style style:name="T21_79" style:family="text">
      <style:text-properties style:font-name="Oxygen" fo:font-size="9pt" style:font-name-asian="Oxygen" style:font-size-asian="9pt" style:font-name-complex="Oxygen" style:font-size-complex="9pt"/>
    </style:style>
    <style:style style:name="T21_80" style:family="text">
      <style:text-properties style:font-name="Oxygen" fo:font-size="9pt" style:font-name-asian="Oxygen" style:font-size-asian="9pt" style:font-name-complex="Oxygen" style:font-size-complex="9pt"/>
    </style:style>
    <style:style style:name="T21_81" style:family="text">
      <style:text-properties style:font-name="Oxygen" fo:font-size="9pt" style:font-name-asian="Oxygen" style:font-size-asian="9pt" style:font-name-complex="Oxygen" style:font-size-complex="9pt"/>
    </style:style>
    <style:style style:name="T21_82" style:family="text">
      <style:text-properties style:font-name="Oxygen" fo:font-size="9pt" style:font-name-asian="Oxygen" style:font-size-asian="9pt" style:font-name-complex="Oxygen" style:font-size-complex="9pt"/>
    </style:style>
    <style:style style:name="P22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3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23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3" style:family="text">
      <style:text-properties style:font-name="Oxygen" fo:font-size="10pt" style:font-name-asian="Oxygen" style:font-size-asian="10pt" style:font-name-complex="Oxygen" style:font-size-complex="10pt"/>
    </style:style>
    <style:style style:name="T23_4" style:family="text">
      <style:text-properties style:font-name="Oxygen" fo:font-size="10pt" style:font-name-asian="Oxygen" style:font-size-asian="10pt" style:font-name-complex="Oxygen" style:font-size-complex="10pt"/>
    </style:style>
    <style:style style:name="T23_5" style:family="text">
      <style:text-properties style:font-name="Oxygen" fo:font-size="10pt" style:font-name-asian="Oxygen" style:font-size-asian="10pt" style:font-name-complex="Oxygen" style:font-size-complex="10pt"/>
    </style:style>
    <style:style style:name="T23_6" style:family="text">
      <style:text-properties style:font-name="Oxygen" fo:font-size="10pt" style:font-name-asian="Oxygen" style:font-size-asian="10pt" style:font-name-complex="Oxygen" style:font-size-complex="10pt"/>
    </style:style>
    <style:style style:name="T23_7" style:family="text">
      <style:text-properties style:font-name="Oxygen" fo:font-size="10pt" style:font-name-asian="Oxygen" style:font-size-asian="10pt" style:font-name-complex="Oxygen" style:font-size-complex="10pt"/>
    </style:style>
    <style:style style:name="T23_8" style:family="text">
      <style:text-properties style:font-name="Oxygen" fo:font-size="10pt" style:font-name-asian="Oxygen" style:font-size-asian="10pt" style:font-name-complex="Oxygen" style:font-size-complex="10pt"/>
    </style:style>
    <style:style style:name="T23_9" style:family="text">
      <style:text-properties style:font-name="Oxygen" fo:font-size="10pt" style:font-name-asian="Oxygen" style:font-size-asian="10pt" style:font-name-complex="Oxygen" style:font-size-complex="10pt"/>
    </style:style>
    <style:style style:name="T23_10" style:family="text">
      <style:text-properties style:font-name="Oxygen" fo:font-size="10pt" style:font-name-asian="Oxygen" style:font-size-asian="10pt" style:font-name-complex="Oxygen" style:font-size-complex="10pt"/>
    </style:style>
    <style:style style:name="P24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24_1" style:family="text">
      <style:text-properties style:font-name="Oxygen" fo:font-size="9pt" style:font-name-asian="Oxygen" style:font-size-asian="9pt" style:font-name-complex="Oxygen" style:font-size-complex="9pt"/>
    </style:style>
    <style:style style:name="T24_2" style:family="text">
      <style:text-properties style:font-name="Oxygen" fo:font-size="9pt" style:font-name-asian="Oxygen" style:font-size-asian="9pt" style:font-name-complex="Oxygen" style:font-size-complex="9pt"/>
    </style:style>
    <style:style style:name="T24_3" style:family="text">
      <style:text-properties style:font-name="Oxygen" fo:font-size="9pt" style:font-name-asian="Oxygen" style:font-size-asian="9pt" style:font-name-complex="Oxygen" style:font-size-complex="9pt"/>
    </style:style>
    <style:style style:name="T24_4" style:family="text">
      <style:text-properties style:font-name="Oxygen" fo:font-size="9pt" style:font-name-asian="Oxygen" style:font-size-asian="9pt" style:font-name-complex="Oxygen" style:font-size-complex="9pt"/>
    </style:style>
    <style:style style:name="T24_5" style:family="text">
      <style:text-properties style:font-name="Oxygen" fo:font-size="9pt" style:font-name-asian="Oxygen" style:font-size-asian="9pt" style:font-name-complex="Oxygen" style:font-size-complex="9pt"/>
    </style:style>
    <style:style style:name="T24_6" style:family="text">
      <style:text-properties style:font-name="Oxygen" fo:font-size="9pt" style:font-name-asian="Oxygen" style:font-size-asian="9pt" style:font-name-complex="Oxygen" style:font-size-complex="9pt"/>
    </style:style>
    <style:style style:name="T24_7" style:family="text">
      <style:text-properties style:font-name="Oxygen" fo:font-size="9pt" style:font-name-asian="Oxygen" style:font-size-asian="9pt" style:font-name-complex="Oxygen" style:font-size-complex="9pt"/>
    </style:style>
    <style:style style:name="T24_8" style:family="text">
      <style:text-properties style:font-name="Oxygen" fo:font-size="9pt" style:font-name-asian="Oxygen" style:font-size-asian="9pt" style:font-name-complex="Oxygen" style:font-size-complex="9pt"/>
    </style:style>
    <style:style style:name="T24_9" style:family="text">
      <style:text-properties style:font-name="Oxygen" fo:font-size="9pt" style:font-name-asian="Oxygen" style:font-size-asian="9pt" style:font-name-complex="Oxygen" style:font-size-complex="9pt"/>
    </style:style>
    <style:style style:name="T24_10" style:family="text">
      <style:text-properties style:font-name="Oxygen" fo:font-size="9pt" style:font-name-asian="Oxygen" style:font-size-asian="9pt" style:font-name-complex="Oxygen" style:font-size-complex="9pt"/>
    </style:style>
    <style:style style:name="T24_11" style:family="text">
      <style:text-properties style:font-name="Oxygen" fo:font-size="9pt" style:font-name-asian="Oxygen" style:font-size-asian="9pt" style:font-name-complex="Oxygen" style:font-size-complex="9pt"/>
    </style:style>
    <style:style style:name="T24_12" style:family="text">
      <style:text-properties style:font-name="Oxygen" fo:font-size="9pt" style:font-name-asian="Oxygen" style:font-size-asian="9pt" style:font-name-complex="Oxygen" style:font-size-complex="9pt"/>
    </style:style>
    <style:style style:name="T24_13" style:family="text">
      <style:text-properties style:font-name="Oxygen" fo:font-size="9pt" style:font-name-asian="Oxygen" style:font-size-asian="9pt" style:font-name-complex="Oxygen" style:font-size-complex="9pt"/>
    </style:style>
    <style:style style:name="T24_14" style:family="text">
      <style:text-properties style:font-name="Oxygen" fo:font-size="9pt" style:font-name-asian="Oxygen" style:font-size-asian="9pt" style:font-name-complex="Oxygen" style:font-size-complex="9pt"/>
    </style:style>
    <style:style style:name="T24_15" style:family="text">
      <style:text-properties style:font-name="Oxygen" fo:font-size="9pt" style:font-name-asian="Oxygen" style:font-size-asian="9pt" style:font-name-complex="Oxygen" style:font-size-complex="9pt"/>
    </style:style>
    <style:style style:name="T24_16" style:family="text">
      <style:text-properties style:font-name="Oxygen" fo:font-size="9pt" style:font-name-asian="Oxygen" style:font-size-asian="9pt" style:font-name-complex="Oxygen" style:font-size-complex="9pt"/>
    </style:style>
    <style:style style:name="T24_17" style:family="text">
      <style:text-properties style:font-name="Oxygen" fo:font-size="9pt" style:font-name-asian="Oxygen" style:font-size-asian="9pt" style:font-name-complex="Oxygen" style:font-size-complex="9pt"/>
    </style:style>
    <style:style style:name="T24_18" style:family="text">
      <style:text-properties style:font-name="Oxygen" fo:font-size="9pt" style:font-name-asian="Oxygen" style:font-size-asian="9pt" style:font-name-complex="Oxygen" style:font-size-complex="9pt"/>
    </style:style>
    <style:style style:name="T24_19" style:family="text">
      <style:text-properties style:font-name="Oxygen" fo:font-size="9pt" style:font-name-asian="Oxygen" style:font-size-asian="9pt" style:font-name-complex="Oxygen" style:font-size-complex="9pt"/>
    </style:style>
    <style:style style:name="T24_20" style:family="text">
      <style:text-properties style:font-name="Oxygen" fo:font-size="9pt" style:font-name-asian="Oxygen" style:font-size-asian="9pt" style:font-name-complex="Oxygen" style:font-size-complex="9pt"/>
    </style:style>
    <style:style style:name="T24_21" style:family="text">
      <style:text-properties style:font-name="Oxygen" fo:font-size="9pt" style:font-name-asian="Oxygen" style:font-size-asian="9pt" style:font-name-complex="Oxygen" style:font-size-complex="9pt"/>
    </style:style>
    <style:style style:name="T24_22" style:family="text">
      <style:text-properties style:font-name="Oxygen" fo:font-size="9pt" style:font-name-asian="Oxygen" style:font-size-asian="9pt" style:font-name-complex="Oxygen" style:font-size-complex="9pt"/>
    </style:style>
    <style:style style:name="T24_23" style:family="text">
      <style:text-properties style:font-name="Oxygen" fo:font-size="9pt" style:font-name-asian="Oxygen" style:font-size-asian="9pt" style:font-name-complex="Oxygen" style:font-size-complex="9pt"/>
    </style:style>
    <style:style style:name="T24_24" style:family="text">
      <style:text-properties style:font-name="Oxygen" fo:font-size="9pt" style:font-name-asian="Oxygen" style:font-size-asian="9pt" style:font-name-complex="Oxygen" style:font-size-complex="9pt"/>
    </style:style>
    <style:style style:name="T24_25" style:family="text">
      <style:text-properties style:font-name="Oxygen" fo:font-size="9pt" style:font-name-asian="Oxygen" style:font-size-asian="9pt" style:font-name-complex="Oxygen" style:font-size-complex="9pt"/>
    </style:style>
    <style:style style:name="T24_26" style:family="text">
      <style:text-properties style:font-name="Oxygen" fo:font-size="9pt" style:font-name-asian="Oxygen" style:font-size-asian="9pt" style:font-name-complex="Oxygen" style:font-size-complex="9pt"/>
    </style:style>
    <style:style style:name="T24_27" style:family="text">
      <style:text-properties style:font-name="Oxygen" fo:font-size="9pt" style:font-name-asian="Oxygen" style:font-size-asian="9pt" style:font-name-complex="Oxygen" style:font-size-complex="9pt"/>
    </style:style>
    <style:style style:name="T24_28" style:family="text">
      <style:text-properties style:font-name="Oxygen" fo:font-size="9pt" style:font-name-asian="Oxygen" style:font-size-asian="9pt" style:font-name-complex="Oxygen" style:font-size-complex="9pt"/>
    </style:style>
    <style:style style:name="T24_29" style:family="text">
      <style:text-properties style:font-name="Oxygen" fo:font-size="9pt" style:font-name-asian="Oxygen" style:font-size-asian="9pt" style:font-name-complex="Oxygen" style:font-size-complex="9pt"/>
    </style:style>
    <style:style style:name="T24_30" style:family="text">
      <style:text-properties style:font-name="Oxygen" fo:font-size="9pt" style:font-name-asian="Oxygen" style:font-size-asian="9pt" style:font-name-complex="Oxygen" style:font-size-complex="9pt"/>
    </style:style>
    <style:style style:name="T24_31" style:family="text">
      <style:text-properties style:font-name="Oxygen" fo:font-size="9pt" style:font-name-asian="Oxygen" style:font-size-asian="9pt" style:font-name-complex="Oxygen" style:font-size-complex="9pt"/>
    </style:style>
    <style:style style:name="T24_32" style:family="text">
      <style:text-properties style:font-name="Oxygen" fo:font-size="9pt" style:font-name-asian="Oxygen" style:font-size-asian="9pt" style:font-name-complex="Oxygen" style:font-size-complex="9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Oxygen" fo:font-size="9pt" style:font-name-asian="Oxygen" style:font-size-asian="9pt" style:font-name-complex="Oxygen" style:font-size-complex="9pt"/>
    </style:style>
    <style:style style:name="T25_2" style:family="text">
      <style:text-properties style:font-name="Oxygen" fo:font-size="9pt" style:font-name-asian="Oxygen" style:font-size-asian="9pt" style:font-name-complex="Oxygen" style:font-size-complex="9pt"/>
    </style:style>
    <style:style style:name="T25_3" style:family="text">
      <style:text-properties style:font-name="Oxygen" fo:font-size="9pt" style:font-name-asian="Oxygen" style:font-size-asian="9pt" style:font-name-complex="Oxygen" style:font-size-complex="9pt"/>
    </style:style>
    <style:style style:name="T25_4" style:family="text">
      <style:text-properties style:font-name="Oxygen" fo:font-size="9pt" style:font-name-asian="Oxygen" style:font-size-asian="9pt" style:font-name-complex="Oxygen" style:font-size-complex="9pt"/>
    </style:style>
    <style:style style:name="T25_5" style:family="text">
      <style:text-properties style:font-name="Oxygen" fo:font-size="9pt" style:font-name-asian="Oxygen" style:font-size-asian="9pt" style:font-name-complex="Oxygen" style:font-size-complex="9pt"/>
    </style:style>
    <style:style style:name="T25_6" style:family="text">
      <style:text-properties style:font-name="Oxygen" fo:font-size="9pt" style:font-name-asian="Oxygen" style:font-size-asian="9pt" style:font-name-complex="Oxygen" style:font-size-complex="9pt"/>
    </style:style>
    <style:style style:name="T25_7" style:family="text">
      <style:text-properties style:font-name="Oxygen" fo:font-size="9pt" style:font-name-asian="Oxygen" style:font-size-asian="9pt" style:font-name-complex="Oxygen" style:font-size-complex="9pt"/>
    </style:style>
    <style:style style:name="T25_8" style:family="text">
      <style:text-properties style:font-name="Oxygen" fo:font-size="9pt" style:font-name-asian="Oxygen" style:font-size-asian="9pt" style:font-name-complex="Oxygen" style:font-size-complex="9pt"/>
    </style:style>
    <style:style style:name="T25_9" style:family="text">
      <style:text-properties style:font-name="Oxygen" fo:font-size="9pt" style:font-name-asian="Oxygen" style:font-size-asian="9pt" style:font-name-complex="Oxygen" style:font-size-complex="9pt"/>
    </style:style>
    <style:style style:name="T25_10" style:family="text">
      <style:text-properties style:font-name="Oxygen" fo:font-size="9pt" style:font-name-asian="Oxygen" style:font-size-asian="9pt" style:font-name-complex="Oxygen" style:font-size-complex="9pt"/>
    </style:style>
    <style:style style:name="T25_11" style:family="text">
      <style:text-properties style:font-name="Oxygen" fo:font-size="9pt" style:font-name-asian="Oxygen" style:font-size-asian="9pt" style:font-name-complex="Oxygen" style:font-size-complex="9pt"/>
    </style:style>
    <style:style style:name="T25_12" style:family="text">
      <style:text-properties style:font-name="Oxygen" fo:font-size="9pt" style:font-name-asian="Oxygen" style:font-size-asian="9pt" style:font-name-complex="Oxygen" style:font-size-complex="9pt"/>
    </style:style>
    <style:style style:name="T25_13" style:family="text">
      <style:text-properties style:font-name="Oxygen" fo:font-size="9pt" style:font-name-asian="Oxygen" style:font-size-asian="9pt" style:font-name-complex="Oxygen" style:font-size-complex="9pt"/>
    </style:style>
    <style:style style:name="T25_14" style:family="text">
      <style:text-properties style:font-name="Oxygen" fo:font-size="9pt" style:font-name-asian="Oxygen" style:font-size-asian="9pt" style:font-name-complex="Oxygen" style:font-size-complex="9pt"/>
    </style:style>
    <style:style style:name="T25_15" style:family="text">
      <style:text-properties style:font-name="Oxygen" fo:font-size="9pt" style:font-name-asian="Oxygen" style:font-size-asian="9pt" style:font-name-complex="Oxygen" style:font-size-complex="9pt"/>
    </style:style>
    <style:style style:name="T25_16" style:family="text">
      <style:text-properties style:font-name="Oxygen" fo:font-size="9pt" style:font-name-asian="Oxygen" style:font-size-asian="9pt" style:font-name-complex="Oxygen" style:font-size-complex="9pt"/>
    </style:style>
    <style:style style:name="T25_17" style:family="text">
      <style:text-properties style:font-name="Oxygen" fo:font-size="9pt" style:font-name-asian="Oxygen" style:font-size-asian="9pt" style:font-name-complex="Oxygen" style:font-size-complex="9pt"/>
    </style:style>
    <style:style style:name="T25_18" style:family="text">
      <style:text-properties style:font-name="Oxygen" fo:font-size="9pt" style:font-name-asian="Oxygen" style:font-size-asian="9pt" style:font-name-complex="Oxygen" style:font-size-complex="9pt"/>
    </style:style>
    <style:style style:name="T25_19" style:family="text">
      <style:text-properties style:font-name="Oxygen" fo:font-size="9pt" style:font-name-asian="Oxygen" style:font-size-asian="9pt" style:font-name-complex="Oxygen" style:font-size-complex="9pt"/>
    </style:style>
    <style:style style:name="T25_20" style:family="text">
      <style:text-properties style:font-name="Oxygen" fo:font-size="9pt" style:font-name-asian="Oxygen" style:font-size-asian="9pt" style:font-name-complex="Oxygen" style:font-size-complex="9pt"/>
    </style:style>
    <style:style style:name="T25_21" style:family="text">
      <style:text-properties style:font-name="Oxygen" fo:font-size="9pt" style:font-name-asian="Oxygen" style:font-size-asian="9pt" style:font-name-complex="Oxygen" style:font-size-complex="9pt"/>
    </style:style>
    <style:style style:name="T25_22" style:family="text">
      <style:text-properties style:font-name="Oxygen" fo:font-size="9pt" style:font-name-asian="Oxygen" style:font-size-asian="9pt" style:font-name-complex="Oxygen" style:font-size-complex="9pt"/>
    </style:style>
    <style:style style:name="T25_23" style:family="text">
      <style:text-properties style:font-name="Oxygen" fo:font-size="9pt" style:font-name-asian="Oxygen" style:font-size-asian="9pt" style:font-name-complex="Oxygen" style:font-size-complex="9pt"/>
    </style:style>
    <style:style style:name="T25_24" style:family="text">
      <style:text-properties style:font-name="Oxygen" fo:font-size="9pt" style:font-name-asian="Oxygen" style:font-size-asian="9pt" style:font-name-complex="Oxygen" style:font-size-complex="9pt"/>
    </style:style>
    <style:style style:name="T25_25" style:family="text">
      <style:text-properties style:font-name="Oxygen" fo:font-size="9pt" style:font-name-asian="Oxygen" style:font-size-asian="9pt" style:font-name-complex="Oxygen" style:font-size-complex="9pt"/>
    </style:style>
    <style:style style:name="T25_26" style:family="text">
      <style:text-properties style:font-name="Oxygen" fo:font-size="9pt" style:font-name-asian="Oxygen" style:font-size-asian="9pt" style:font-name-complex="Oxygen" style:font-size-complex="9pt"/>
    </style:style>
    <style:style style:name="T25_27" style:family="text">
      <style:text-properties style:font-name="Oxygen" fo:font-size="9pt" style:font-name-asian="Oxygen" style:font-size-asian="9pt" style:font-name-complex="Oxygen" style:font-size-complex="9pt"/>
    </style:style>
    <style:style style:name="T25_28" style:family="text">
      <style:text-properties style:font-name="Oxygen" fo:font-size="9pt" style:font-name-asian="Oxygen" style:font-size-asian="9pt" style:font-name-complex="Oxygen" style:font-size-complex="9pt"/>
    </style:style>
    <style:style style:name="T25_29" style:family="text">
      <style:text-properties style:font-name="Oxygen" fo:font-size="9pt" style:font-name-asian="Oxygen" style:font-size-asian="9pt" style:font-name-complex="Oxygen" style:font-size-complex="9pt"/>
    </style:style>
    <style:style style:name="T25_30" style:family="text">
      <style:text-properties style:font-name="Oxygen" fo:font-size="9pt" style:font-name-asian="Oxygen" style:font-size-asian="9pt" style:font-name-complex="Oxygen" style:font-size-complex="9pt"/>
    </style:style>
    <style:style style:name="T25_31" style:family="text">
      <style:text-properties style:font-name="Oxygen" fo:font-size="9pt" style:font-name-asian="Oxygen" style:font-size-asian="9pt" style:font-name-complex="Oxygen" style:font-size-complex="9pt"/>
    </style:style>
    <style:style style:name="T25_32" style:family="text">
      <style:text-properties style:font-name="Oxygen" fo:font-size="9pt" style:font-name-asian="Oxygen" style:font-size-asian="9pt" style:font-name-complex="Oxygen" style:font-size-complex="9pt"/>
    </style:style>
    <style:style style:name="T25_33" style:family="text">
      <style:text-properties style:font-name="Oxygen" fo:font-size="9pt" style:font-name-asian="Oxygen" style:font-size-asian="9pt" style:font-name-complex="Oxygen" style:font-size-complex="9pt"/>
    </style:style>
    <style:style style:name="T25_34" style:family="text">
      <style:text-properties style:font-name="Oxygen" fo:font-size="9pt" style:font-name-asian="Oxygen" style:font-size-asian="9pt" style:font-name-complex="Oxygen" style:font-size-complex="9pt"/>
    </style:style>
    <style:style style:name="T25_35" style:family="text">
      <style:text-properties style:font-name="Oxygen" fo:font-size="9pt" style:font-name-asian="Oxygen" style:font-size-asian="9pt" style:font-name-complex="Oxygen" style:font-size-complex="9pt"/>
    </style:style>
    <style:style style:name="T25_36" style:family="text">
      <style:text-properties style:font-name="Oxygen" fo:font-size="9pt" style:font-name-asian="Oxygen" style:font-size-asian="9pt" style:font-name-complex="Oxygen" style:font-size-complex="9pt"/>
    </style:style>
    <style:style style:name="T25_37" style:family="text">
      <style:text-properties style:font-name="Oxygen" fo:font-size="9pt" style:font-name-asian="Oxygen" style:font-size-asian="9pt" style:font-name-complex="Oxygen" style:font-size-complex="9pt"/>
    </style:style>
    <style:style style:name="T25_38" style:family="text">
      <style:text-properties style:font-name="Oxygen" fo:font-size="9pt" style:font-name-asian="Oxygen" style:font-size-asian="9pt" style:font-name-complex="Oxygen" style:font-size-complex="9pt"/>
    </style:style>
    <style:style style:name="T25_39" style:family="text">
      <style:text-properties style:font-name="Oxygen" fo:font-size="9pt" style:font-name-asian="Oxygen" style:font-size-asian="9pt" style:font-name-complex="Oxygen" style:font-size-complex="9pt"/>
    </style:style>
    <style:style style:name="T25_40" style:family="text">
      <style:text-properties style:font-name="Oxygen" fo:font-size="9pt" style:font-name-asian="Oxygen" style:font-size-asian="9pt" style:font-name-complex="Oxygen" style:font-size-complex="9pt"/>
    </style:style>
    <style:style style:name="T25_41" style:family="text">
      <style:text-properties style:font-name="Oxygen" fo:font-size="9pt" style:font-name-asian="Oxygen" style:font-size-asian="9pt" style:font-name-complex="Oxygen" style:font-size-complex="9pt"/>
    </style:style>
    <style:style style:name="T25_42" style:family="text">
      <style:text-properties style:font-name="Oxygen" fo:font-size="9pt" style:font-name-asian="Oxygen" style:font-size-asian="9pt" style:font-name-complex="Oxygen" style:font-size-complex="9pt"/>
    </style:style>
    <style:style style:name="T25_43" style:family="text">
      <style:text-properties style:font-name="Oxygen" fo:font-size="9pt" style:font-name-asian="Oxygen" style:font-size-asian="9pt" style:font-name-complex="Oxygen" style:font-size-complex="9pt"/>
    </style:style>
    <style:style style:name="T25_44" style:family="text">
      <style:text-properties style:font-name="Oxygen" fo:font-size="9pt" style:font-name-asian="Oxygen" style:font-size-asian="9pt" style:font-name-complex="Oxygen" style:font-size-complex="9pt"/>
    </style:style>
    <style:style style:name="T25_45" style:family="text">
      <style:text-properties style:font-name="Oxygen" fo:font-size="9pt" style:font-name-asian="Oxygen" style:font-size-asian="9pt" style:font-name-complex="Oxygen" style:font-size-complex="9pt"/>
    </style:style>
    <style:style style:name="T25_46" style:family="text">
      <style:text-properties style:font-name="Oxygen" fo:font-size="9pt" style:font-name-asian="Oxygen" style:font-size-asian="9pt" style:font-name-complex="Oxygen" style:font-size-complex="9pt"/>
    </style:style>
    <style:style style:name="T25_47" style:family="text">
      <style:text-properties style:font-name="Oxygen" fo:font-size="9pt" style:font-name-asian="Oxygen" style:font-size-asian="9pt" style:font-name-complex="Oxygen" style:font-size-complex="9pt"/>
    </style:style>
    <style:style style:name="T25_48" style:family="text">
      <style:text-properties style:font-name="Oxygen" fo:font-size="9pt" style:font-name-asian="Oxygen" style:font-size-asian="9pt" style:font-name-complex="Oxygen" style:font-size-complex="9pt"/>
    </style:style>
    <style:style style:name="T25_49" style:family="text">
      <style:text-properties style:font-name="Oxygen" fo:font-size="9pt" style:font-name-asian="Oxygen" style:font-size-asian="9pt" style:font-name-complex="Oxygen" style:font-size-complex="9pt"/>
    </style:style>
    <style:style style:name="T25_50" style:family="text">
      <style:text-properties style:font-name="Oxygen" fo:font-size="9pt" style:font-name-asian="Oxygen" style:font-size-asian="9pt" style:font-name-complex="Oxygen" style:font-size-complex="9pt"/>
    </style:style>
    <style:style style:name="T25_51" style:family="text">
      <style:text-properties style:font-name="Oxygen" fo:font-size="9pt" style:font-name-asian="Oxygen" style:font-size-asian="9pt" style:font-name-complex="Oxygen" style:font-size-complex="9pt"/>
    </style:style>
    <style:style style:name="T25_52" style:family="text">
      <style:text-properties style:font-name="Oxygen" fo:font-size="9pt" style:font-name-asian="Oxygen" style:font-size-asian="9pt" style:font-name-complex="Oxygen" style:font-size-complex="9pt"/>
    </style:style>
    <style:style style:name="T25_53" style:family="text">
      <style:text-properties style:font-name="Oxygen" fo:font-size="9pt" style:font-name-asian="Oxygen" style:font-size-asian="9pt" style:font-name-complex="Oxygen" style:font-size-complex="9pt"/>
    </style:style>
    <style:style style:name="T25_54" style:family="text">
      <style:text-properties style:font-name="Oxygen" fo:font-size="9pt" style:font-name-asian="Oxygen" style:font-size-asian="9pt" style:font-name-complex="Oxygen" style:font-size-complex="9pt"/>
    </style:style>
    <style:style style:name="P26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Oxygen" fo:font-size="9pt" style:font-name-asian="Oxygen" style:font-size-asian="9pt" style:font-name-complex="Oxygen" style:font-size-complex="9pt"/>
    </style:style>
    <style:style style:name="T28_2" style:family="text">
      <style:text-properties style:font-name="Oxygen" fo:font-size="9pt" style:font-name-asian="Oxygen" style:font-size-asian="9pt" style:font-name-complex="Oxygen" style:font-size-complex="9pt"/>
    </style:style>
    <style:style style:name="T28_3" style:family="text">
      <style:text-properties style:font-name="Oxygen" fo:font-size="9pt" style:font-name-asian="Oxygen" style:font-size-asian="9pt" style:font-name-complex="Oxygen" style:font-size-complex="9pt"/>
    </style:style>
    <style:style style:name="T28_4" style:family="text">
      <style:text-properties style:font-name="Oxygen" fo:font-size="9pt" style:font-name-asian="Oxygen" style:font-size-asian="9pt" style:font-name-complex="Oxygen" style:font-size-complex="9pt"/>
    </style:style>
    <style:style style:name="T28_5" style:family="text">
      <style:text-properties style:font-name="Oxygen" fo:font-size="9pt" style:font-name-asian="Oxygen" style:font-size-asian="9pt" style:font-name-complex="Oxygen" style:font-size-complex="9pt"/>
    </style:style>
    <style:style style:name="T28_6" style:family="text">
      <style:text-properties style:font-name="Oxygen" fo:font-size="9pt" style:font-name-asian="Oxygen" style:font-size-asian="9pt" style:font-name-complex="Oxygen" style:font-size-complex="9pt"/>
    </style:style>
    <style:style style:name="T28_7" style:family="text">
      <style:text-properties style:font-name="Oxygen" fo:font-size="9pt" style:font-name-asian="Oxygen" style:font-size-asian="9pt" style:font-name-complex="Oxygen" style:font-size-complex="9pt"/>
    </style:style>
    <style:style style:name="T28_8" style:family="text">
      <style:text-properties style:font-name="Oxygen" fo:font-size="9pt" style:font-name-asian="Oxygen" style:font-size-asian="9pt" style:font-name-complex="Oxygen" style:font-size-complex="9pt"/>
    </style:style>
    <style:style style:name="T28_9" style:family="text">
      <style:text-properties style:font-name="Oxygen" fo:font-size="9pt" style:font-name-asian="Oxygen" style:font-size-asian="9pt" style:font-name-complex="Oxygen" style:font-size-complex="9pt"/>
    </style:style>
    <style:style style:name="T28_10" style:family="text">
      <style:text-properties style:font-name="Oxygen" fo:font-size="9pt" style:font-name-asian="Oxygen" style:font-size-asian="9pt" style:font-name-complex="Oxygen" style:font-size-complex="9pt"/>
    </style:style>
    <style:style style:name="T28_11" style:family="text">
      <style:text-properties style:font-name="Oxygen" fo:font-size="9pt" style:font-name-asian="Oxygen" style:font-size-asian="9pt" style:font-name-complex="Oxygen" style:font-size-complex="9pt"/>
    </style:style>
    <style:style style:name="T28_12" style:family="text">
      <style:text-properties style:font-name="Oxygen" fo:font-size="9pt" style:font-name-asian="Oxygen" style:font-size-asian="9pt" style:font-name-complex="Oxygen" style:font-size-complex="9pt"/>
    </style:style>
    <style:style style:name="T28_13" style:family="text">
      <style:text-properties style:font-name="Oxygen" fo:font-size="9pt" style:font-name-asian="Oxygen" style:font-size-asian="9pt" style:font-name-complex="Oxygen" style:font-size-complex="9pt"/>
    </style:style>
    <style:style style:name="T28_14" style:family="text">
      <style:text-properties style:font-name="Oxygen" fo:font-size="9pt" style:font-name-asian="Oxygen" style:font-size-asian="9pt" style:font-name-complex="Oxygen" style:font-size-complex="9pt"/>
    </style:style>
    <style:style style:name="T28_15" style:family="text">
      <style:text-properties style:font-name="Oxygen" fo:font-size="9pt" style:font-name-asian="Oxygen" style:font-size-asian="9pt" style:font-name-complex="Oxygen" style:font-size-complex="9pt"/>
    </style:style>
    <style:style style:name="T28_16" style:family="text">
      <style:text-properties style:font-name="Oxygen" fo:font-size="9pt" style:font-name-asian="Oxygen" style:font-size-asian="9pt" style:font-name-complex="Oxygen" style:font-size-complex="9pt"/>
    </style:style>
    <style:style style:name="T28_17" style:family="text">
      <style:text-properties style:font-name="Oxygen" fo:font-size="9pt" style:font-name-asian="Oxygen" style:font-size-asian="9pt" style:font-name-complex="Oxygen" style:font-size-complex="9pt"/>
    </style:style>
    <style:style style:name="T28_18" style:family="text">
      <style:text-properties style:font-name="Oxygen" fo:font-size="9pt" style:font-name-asian="Oxygen" style:font-size-asian="9pt" style:font-name-complex="Oxygen" style:font-size-complex="9pt"/>
    </style:style>
    <style:style style:name="T28_19" style:family="text">
      <style:text-properties style:font-name="Oxygen" fo:font-size="9pt" style:font-name-asian="Oxygen" style:font-size-asian="9pt" style:font-name-complex="Oxygen" style:font-size-complex="9pt"/>
    </style:style>
    <style:style style:name="T28_20" style:family="text">
      <style:text-properties style:font-name="Oxygen" fo:font-size="9pt" style:font-name-asian="Oxygen" style:font-size-asian="9pt" style:font-name-complex="Oxygen" style:font-size-complex="9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Oxygen" fo:font-size="9pt" style:font-name-asian="Oxygen" style:font-size-asian="9pt" style:font-name-complex="Oxygen" style:font-size-complex="9pt"/>
    </style:style>
    <style:style style:name="T29_2" style:family="text">
      <style:text-properties style:font-name="Oxygen" fo:font-size="9pt" style:font-name-asian="Oxygen" style:font-size-asian="9pt" style:font-name-complex="Oxygen" style:font-size-complex="9pt"/>
    </style:style>
    <style:style style:name="T29_3" style:family="text">
      <style:text-properties style:font-name="Oxygen" fo:font-size="9pt" style:font-name-asian="Oxygen" style:font-size-asian="9pt" style:font-name-complex="Oxygen" style:font-size-complex="9pt"/>
    </style:style>
    <style:style style:name="T29_4" style:family="text">
      <style:text-properties style:font-name="Oxygen" fo:font-size="9pt" style:font-name-asian="Oxygen" style:font-size-asian="9pt" style:font-name-complex="Oxygen" style:font-size-complex="9pt"/>
    </style:style>
    <style:style style:name="T29_5" style:family="text">
      <style:text-properties style:font-name="Oxygen" fo:font-size="9pt" style:font-name-asian="Oxygen" style:font-size-asian="9pt" style:font-name-complex="Oxygen" style:font-size-complex="9pt"/>
    </style:style>
    <style:style style:name="T29_6" style:family="text">
      <style:text-properties style:font-name="Oxygen" fo:font-size="9pt" style:font-name-asian="Oxygen" style:font-size-asian="9pt" style:font-name-complex="Oxygen" style:font-size-complex="9pt"/>
    </style:style>
    <style:style style:name="T29_7" style:family="text">
      <style:text-properties style:font-name="Oxygen" fo:font-size="9pt" style:font-name-asian="Oxygen" style:font-size-asian="9pt" style:font-name-complex="Oxygen" style:font-size-complex="9pt"/>
    </style:style>
    <style:style style:name="T29_8" style:family="text">
      <style:text-properties style:font-name="Oxygen" fo:font-size="9pt" style:font-name-asian="Oxygen" style:font-size-asian="9pt" style:font-name-complex="Oxygen" style:font-size-complex="9pt"/>
    </style:style>
    <style:style style:name="T29_9" style:family="text">
      <style:text-properties style:font-name="Oxygen" fo:font-size="9pt" style:font-name-asian="Oxygen" style:font-size-asian="9pt" style:font-name-complex="Oxygen" style:font-size-complex="9pt"/>
    </style:style>
    <style:style style:name="T29_10" style:family="text">
      <style:text-properties style:font-name="Oxygen" fo:font-size="9pt" style:font-name-asian="Oxygen" style:font-size-asian="9pt" style:font-name-complex="Oxygen" style:font-size-complex="9pt"/>
    </style:style>
    <style:style style:name="T29_11" style:family="text">
      <style:text-properties style:font-name="Oxygen" fo:font-size="9pt" style:font-name-asian="Oxygen" style:font-size-asian="9pt" style:font-name-complex="Oxygen" style:font-size-complex="9pt"/>
    </style:style>
    <style:style style:name="T29_12" style:family="text">
      <style:text-properties style:font-name="Oxygen" fo:font-size="9pt" style:font-name-asian="Oxygen" style:font-size-asian="9pt" style:font-name-complex="Oxygen" style:font-size-complex="9pt"/>
    </style:style>
    <style:style style:name="T29_13" style:family="text">
      <style:text-properties style:font-name="Oxygen" fo:font-size="9pt" style:font-name-asian="Oxygen" style:font-size-asian="9pt" style:font-name-complex="Oxygen" style:font-size-complex="9pt"/>
    </style:style>
    <style:style style:name="T29_14" style:family="text">
      <style:text-properties style:font-name="Oxygen" fo:font-size="9pt" style:font-name-asian="Oxygen" style:font-size-asian="9pt" style:font-name-complex="Oxygen" style:font-size-complex="9pt"/>
    </style:style>
    <style:style style:name="T29_15" style:family="text">
      <style:text-properties style:font-name="Oxygen" fo:font-size="9pt" style:font-name-asian="Oxygen" style:font-size-asian="9pt" style:font-name-complex="Oxygen" style:font-size-complex="9pt"/>
    </style:style>
    <style:style style:name="T29_16" style:family="text">
      <style:text-properties style:font-name="Oxygen" fo:font-size="9pt" style:font-name-asian="Oxygen" style:font-size-asian="9pt" style:font-name-complex="Oxygen" style:font-size-complex="9pt"/>
    </style:style>
    <style:style style:name="T29_17" style:family="text">
      <style:text-properties style:font-name="Oxygen" fo:font-size="9pt" style:font-name-asian="Oxygen" style:font-size-asian="9pt" style:font-name-complex="Oxygen" style:font-size-complex="9pt"/>
    </style:style>
    <style:style style:name="T29_18" style:family="text">
      <style:text-properties style:font-name="Oxygen" fo:font-size="9pt" style:font-name-asian="Oxygen" style:font-size-asian="9pt" style:font-name-complex="Oxygen" style:font-size-complex="9pt"/>
    </style:style>
    <style:style style:name="T29_19" style:family="text">
      <style:text-properties style:font-name="Oxygen" fo:font-size="9pt" style:font-name-asian="Oxygen" style:font-size-asian="9pt" style:font-name-complex="Oxygen" style:font-size-complex="9pt"/>
    </style:style>
    <style:style style:name="T29_20" style:family="text">
      <style:text-properties style:font-name="Oxygen" fo:font-size="9pt" style:font-name-asian="Oxygen" style:font-size-asian="9pt" style:font-name-complex="Oxygen" style:font-size-complex="9pt"/>
    </style:style>
    <style:style style:name="T29_21" style:family="text">
      <style:text-properties style:font-name="Oxygen" fo:font-size="9pt" style:font-name-asian="Oxygen" style:font-size-asian="9pt" style:font-name-complex="Oxygen" style:font-size-complex="9pt"/>
    </style:style>
    <style:style style:name="T29_22" style:family="text">
      <style:text-properties style:font-name="Oxygen" fo:font-size="9pt" style:font-name-asian="Oxygen" style:font-size-asian="9pt" style:font-name-complex="Oxygen" style:font-size-complex="9pt"/>
    </style:style>
    <style:style style:name="T29_23" style:family="text">
      <style:text-properties style:font-name="Oxygen" fo:font-size="9pt" style:font-name-asian="Oxygen" style:font-size-asian="9pt" style:font-name-complex="Oxygen" style:font-size-complex="9pt"/>
    </style:style>
    <style:style style:name="T29_24" style:family="text">
      <style:text-properties style:font-name="Oxygen" fo:font-size="9pt" style:font-name-asian="Oxygen" style:font-size-asian="9pt" style:font-name-complex="Oxygen" style:font-size-complex="9pt"/>
    </style:style>
    <style:style style:name="T29_25" style:family="text">
      <style:text-properties style:font-name="Oxygen" fo:font-size="9pt" style:font-name-asian="Oxygen" style:font-size-asian="9pt" style:font-name-complex="Oxygen" style:font-size-complex="9pt"/>
    </style:style>
    <style:style style:name="T29_26" style:family="text">
      <style:text-properties style:font-name="Oxygen" fo:font-size="9pt" style:font-name-asian="Oxygen" style:font-size-asian="9pt" style:font-name-complex="Oxygen" style:font-size-complex="9pt"/>
    </style:style>
    <style:style style:name="T29_27" style:family="text">
      <style:text-properties style:font-name="Oxygen" fo:font-size="9pt" style:font-name-asian="Oxygen" style:font-size-asian="9pt" style:font-name-complex="Oxygen" style:font-size-complex="9pt"/>
    </style:style>
    <style:style style:name="T29_28" style:family="text">
      <style:text-properties style:font-name="Oxygen" fo:font-size="9pt" style:font-name-asian="Oxygen" style:font-size-asian="9pt" style:font-name-complex="Oxygen" style:font-size-complex="9pt"/>
    </style:style>
    <style:style style:name="T29_29" style:family="text">
      <style:text-properties style:font-name="Oxygen" fo:font-size="9pt" style:font-name-asian="Oxygen" style:font-size-asian="9pt" style:font-name-complex="Oxygen" style:font-size-complex="9pt"/>
    </style:style>
    <style:style style:name="T29_30" style:family="text">
      <style:text-properties style:font-name="Oxygen" fo:font-size="9pt" style:font-name-asian="Oxygen" style:font-size-asian="9pt" style:font-name-complex="Oxygen" style:font-size-complex="9pt"/>
    </style:style>
    <style:style style:name="T29_31" style:family="text">
      <style:text-properties style:font-name="Oxygen" fo:font-size="9pt" style:font-name-asian="Oxygen" style:font-size-asian="9pt" style:font-name-complex="Oxygen" style:font-size-complex="9pt"/>
    </style:style>
    <style:style style:name="T29_32" style:family="text">
      <style:text-properties style:font-name="Oxygen" fo:font-size="9pt" style:font-name-asian="Oxygen" style:font-size-asian="9pt" style:font-name-complex="Oxygen" style:font-size-complex="9pt"/>
    </style:style>
    <style:style style:name="T29_33" style:family="text">
      <style:text-properties style:font-name="Oxygen" fo:font-size="9pt" style:font-name-asian="Oxygen" style:font-size-asian="9pt" style:font-name-complex="Oxygen" style:font-size-complex="9pt"/>
    </style:style>
    <style:style style:name="T29_34" style:family="text">
      <style:text-properties style:font-name="Oxygen" fo:font-size="9pt" style:font-name-asian="Oxygen" style:font-size-asian="9pt" style:font-name-complex="Oxygen" style:font-size-complex="9pt"/>
    </style:style>
    <style:style style:name="T29_35" style:family="text">
      <style:text-properties style:font-name="Oxygen" fo:font-size="9pt" style:font-name-asian="Oxygen" style:font-size-asian="9pt" style:font-name-complex="Oxygen" style:font-size-complex="9pt"/>
    </style:style>
    <style:style style:name="T29_36" style:family="text">
      <style:text-properties style:font-name="Oxygen" fo:font-size="9pt" style:font-name-asian="Oxygen" style:font-size-asian="9pt" style:font-name-complex="Oxygen" style:font-size-complex="9pt"/>
    </style:style>
    <style:style style:name="T29_37" style:family="text">
      <style:text-properties style:font-name="Oxygen" fo:font-size="9pt" style:font-name-asian="Oxygen" style:font-size-asian="9pt" style:font-name-complex="Oxygen" style:font-size-complex="9pt"/>
    </style:style>
    <style:style style:name="T29_38" style:family="text">
      <style:text-properties style:font-name="Oxygen" fo:font-size="9pt" style:font-name-asian="Oxygen" style:font-size-asian="9pt" style:font-name-complex="Oxygen" style:font-size-complex="9pt"/>
    </style:style>
    <style:style style:name="T29_39" style:family="text">
      <style:text-properties style:font-name="Oxygen" fo:font-size="9pt" style:font-name-asian="Oxygen" style:font-size-asian="9pt" style:font-name-complex="Oxygen" style:font-size-complex="9pt"/>
    </style:style>
    <style:style style:name="T29_40" style:family="text">
      <style:text-properties style:font-name="Oxygen" fo:font-size="9pt" style:font-name-asian="Oxygen" style:font-size-asian="9pt" style:font-name-complex="Oxygen" style:font-size-complex="9pt"/>
    </style:style>
    <style:style style:name="T29_41" style:family="text">
      <style:text-properties style:font-name="Oxygen" fo:font-size="9pt" style:font-name-asian="Oxygen" style:font-size-asian="9pt" style:font-name-complex="Oxygen" style:font-size-complex="9pt"/>
    </style:style>
    <style:style style:name="T29_42" style:family="text">
      <style:text-properties style:font-name="Oxygen" fo:font-size="9pt" style:font-name-asian="Oxygen" style:font-size-asian="9pt" style:font-name-complex="Oxygen" style:font-size-complex="9pt"/>
    </style:style>
    <style:style style:name="T29_43" style:family="text">
      <style:text-properties style:font-name="Oxygen" fo:font-size="9pt" style:font-name-asian="Oxygen" style:font-size-asian="9pt" style:font-name-complex="Oxygen" style:font-size-complex="9pt"/>
    </style:style>
    <style:style style:name="T29_44" style:family="text">
      <style:text-properties style:font-name="Oxygen" fo:font-size="9pt" style:font-name-asian="Oxygen" style:font-size-asian="9pt" style:font-name-complex="Oxygen" style:font-size-complex="9pt"/>
    </style:style>
    <style:style style:name="T29_45" style:family="text">
      <style:text-properties style:font-name="Oxygen" fo:font-size="9pt" style:font-name-asian="Oxygen" style:font-size-asian="9pt" style:font-name-complex="Oxygen" style:font-size-complex="9pt"/>
    </style:style>
    <style:style style:name="T29_46" style:family="text">
      <style:text-properties style:font-name="Oxygen" fo:font-size="9pt" style:font-name-asian="Oxygen" style:font-size-asian="9pt" style:font-name-complex="Oxygen" style:font-size-complex="9pt"/>
    </style:style>
    <style:style style:name="T29_47" style:family="text">
      <style:text-properties style:font-name="Oxygen" fo:font-size="9pt" style:font-name-asian="Oxygen" style:font-size-asian="9pt" style:font-name-complex="Oxygen" style:font-size-complex="9pt"/>
    </style:style>
    <style:style style:name="T29_48" style:family="text">
      <style:text-properties style:font-name="Oxygen" fo:font-size="9pt" style:font-name-asian="Oxygen" style:font-size-asian="9pt" style:font-name-complex="Oxygen" style:font-size-complex="9pt"/>
    </style:style>
    <style:style style:name="T29_49" style:family="text">
      <style:text-properties style:font-name="Oxygen" fo:font-size="9pt" style:font-name-asian="Oxygen" style:font-size-asian="9pt" style:font-name-complex="Oxygen" style:font-size-complex="9pt"/>
    </style:style>
    <style:style style:name="T29_50" style:family="text">
      <style:text-properties style:font-name="Oxygen" fo:font-size="9pt" style:font-name-asian="Oxygen" style:font-size-asian="9pt" style:font-name-complex="Oxygen" style:font-size-complex="9pt"/>
    </style:style>
    <style:style style:name="T29_51" style:family="text">
      <style:text-properties style:font-name="Oxygen" fo:font-size="9pt" style:font-name-asian="Oxygen" style:font-size-asian="9pt" style:font-name-complex="Oxygen" style:font-size-complex="9pt"/>
    </style:style>
    <style:style style:name="T29_52" style:family="text">
      <style:text-properties style:font-name="Oxygen" fo:font-size="9pt" style:font-name-asian="Oxygen" style:font-size-asian="9pt" style:font-name-complex="Oxygen" style:font-size-complex="9pt"/>
    </style:style>
    <style:style style:name="T29_53" style:family="text">
      <style:text-properties style:font-name="Oxygen" fo:font-size="9pt" style:font-name-asian="Oxygen" style:font-size-asian="9pt" style:font-name-complex="Oxygen" style:font-size-complex="9pt"/>
    </style:style>
    <style:style style:name="T29_54" style:family="text">
      <style:text-properties style:font-name="Oxygen" fo:font-size="9pt" style:font-name-asian="Oxygen" style:font-size-asian="9pt" style:font-name-complex="Oxygen" style:font-size-complex="9pt"/>
    </style:style>
    <style:style style:name="T29_55" style:family="text">
      <style:text-properties style:font-name="Oxygen" fo:font-size="9pt" style:font-name-asian="Oxygen" style:font-size-asian="9pt" style:font-name-complex="Oxygen" style:font-size-complex="9pt"/>
    </style:style>
    <style:style style:name="T29_56" style:family="text">
      <style:text-properties style:font-name="Oxygen" fo:font-size="9pt" style:font-name-asian="Oxygen" style:font-size-asian="9pt" style:font-name-complex="Oxygen" style:font-size-complex="9pt"/>
    </style:style>
    <style:style style:name="T29_57" style:family="text">
      <style:text-properties style:font-name="Oxygen" fo:font-size="9pt" style:font-name-asian="Oxygen" style:font-size-asian="9pt" style:font-name-complex="Oxygen" style:font-size-complex="9pt"/>
    </style:style>
    <style:style style:name="T29_58" style:family="text">
      <style:text-properties style:font-name="Oxygen" fo:font-size="9pt" style:font-name-asian="Oxygen" style:font-size-asian="9pt" style:font-name-complex="Oxygen" style:font-size-complex="9pt"/>
    </style:style>
    <style:style style:name="P30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2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3" style:family="text">
      <style:text-properties style:font-name="Oxygen" fo:font-size="9pt" style:font-name-asian="Oxygen" style:font-size-asian="9pt" style:font-name-complex="Oxygen" style:font-size-complex="9pt"/>
    </style:style>
    <style:style style:name="T32_4" style:family="text">
      <style:text-properties style:font-name="Oxygen" fo:font-size="9pt" style:font-name-asian="Oxygen" style:font-size-asian="9pt" style:font-name-complex="Oxygen" style:font-size-complex="9pt"/>
    </style:style>
    <style:style style:name="T32_5" style:family="text">
      <style:text-properties style:font-name="Oxygen" fo:font-size="9pt" style:font-name-asian="Oxygen" style:font-size-asian="9pt" style:font-name-complex="Oxygen" style:font-size-complex="9pt"/>
    </style:style>
    <style:style style:name="T32_6" style:family="text">
      <style:text-properties style:font-name="Oxygen" fo:font-size="9pt" style:font-name-asian="Oxygen" style:font-size-asian="9pt" style:font-name-complex="Oxygen" style:font-size-complex="9pt"/>
    </style:style>
    <style:style style:name="T32_7" style:family="text">
      <style:text-properties style:font-name="Oxygen" fo:font-size="9pt" style:font-name-asian="Oxygen" style:font-size-asian="9pt" style:font-name-complex="Oxygen" style:font-size-complex="9pt"/>
    </style:style>
    <style:style style:name="T32_8" style:family="text">
      <style:text-properties style:font-name="Oxygen" fo:font-size="9pt" style:font-name-asian="Oxygen" style:font-size-asian="9pt" style:font-name-complex="Oxygen" style:font-size-complex="9pt"/>
    </style:style>
    <style:style style:name="T32_9" style:family="text">
      <style:text-properties style:font-name="Oxygen" fo:font-size="9pt" style:font-name-asian="Oxygen" style:font-size-asian="9pt" style:font-name-complex="Oxygen" style:font-size-complex="9pt"/>
    </style:style>
    <style:style style:name="T32_10" style:family="text">
      <style:text-properties style:font-name="Oxygen" fo:font-size="9pt" style:font-name-asian="Oxygen" style:font-size-asian="9pt" style:font-name-complex="Oxygen" style:font-size-complex="9pt"/>
    </style:style>
    <style:style style:name="T32_11" style:family="text">
      <style:text-properties style:font-name="Oxygen" fo:font-size="9pt" style:font-name-asian="Oxygen" style:font-size-asian="9pt" style:font-name-complex="Oxygen" style:font-size-complex="9pt"/>
    </style:style>
    <style:style style:name="T32_12" style:family="text">
      <style:text-properties style:font-name="Oxygen" fo:font-size="9pt" style:font-name-asian="Oxygen" style:font-size-asian="9pt" style:font-name-complex="Oxygen" style:font-size-complex="9pt"/>
    </style:style>
    <style:style style:name="T32_13" style:family="text">
      <style:text-properties style:font-name="Oxygen" fo:font-size="9pt" style:font-name-asian="Oxygen" style:font-size-asian="9pt" style:font-name-complex="Oxygen" style:font-size-complex="9pt"/>
    </style:style>
    <style:style style:name="T32_14" style:family="text">
      <style:text-properties style:font-name="Oxygen" fo:font-size="9pt" style:font-name-asian="Oxygen" style:font-size-asian="9pt" style:font-name-complex="Oxygen" style:font-size-complex="9pt"/>
    </style:style>
    <style:style style:name="T32_15" style:family="text">
      <style:text-properties style:font-name="Oxygen" fo:font-size="9pt" style:font-name-asian="Oxygen" style:font-size-asian="9pt" style:font-name-complex="Oxygen" style:font-size-complex="9pt"/>
    </style:style>
    <style:style style:name="T32_16" style:family="text">
      <style:text-properties style:font-name="Oxygen" fo:font-size="9pt" style:font-name-asian="Oxygen" style:font-size-asian="9pt" style:font-name-complex="Oxygen" style:font-size-complex="9pt"/>
    </style:style>
    <style:style style:name="T32_17" style:family="text">
      <style:text-properties style:font-name="Oxygen" fo:font-size="9pt" style:font-name-asian="Oxygen" style:font-size-asian="9pt" style:font-name-complex="Oxygen" style:font-size-complex="9pt"/>
    </style:style>
    <style:style style:name="T32_18" style:family="text">
      <style:text-properties style:font-name="Oxygen" fo:font-size="9pt" style:font-name-asian="Oxygen" style:font-size-asian="9pt" style:font-name-complex="Oxygen" style:font-size-complex="9pt"/>
    </style:style>
    <style:style style:name="T32_19" style:family="text">
      <style:text-properties style:font-name="Oxygen" fo:font-size="9pt" style:font-name-asian="Oxygen" style:font-size-asian="9pt" style:font-name-complex="Oxygen" style:font-size-complex="9pt"/>
    </style:style>
    <style:style style:name="T32_20" style:family="text">
      <style:text-properties style:font-name="Oxygen" fo:font-size="9pt" style:font-name-asian="Oxygen" style:font-size-asian="9pt" style:font-name-complex="Oxygen" style:font-size-complex="9pt"/>
    </style:style>
    <style:style style:name="T32_21" style:family="text">
      <style:text-properties style:font-name="Oxygen" fo:font-size="9pt" style:font-name-asian="Oxygen" style:font-size-asian="9pt" style:font-name-complex="Oxygen" style:font-size-complex="9pt"/>
    </style:style>
    <style:style style:name="T32_22" style:family="text">
      <style:text-properties style:font-name="Oxygen" fo:font-size="9pt" style:font-name-asian="Oxygen" style:font-size-asian="9pt" style:font-name-complex="Oxygen" style:font-size-complex="9pt"/>
    </style:style>
    <style:style style:name="T32_23" style:family="text">
      <style:text-properties style:font-name="Oxygen" fo:font-size="9pt" style:font-name-asian="Oxygen" style:font-size-asian="9pt" style:font-name-complex="Oxygen" style:font-size-complex="9pt"/>
    </style:style>
    <style:style style:name="T32_24" style:family="text">
      <style:text-properties style:font-name="Oxygen" fo:font-size="9pt" style:font-name-asian="Oxygen" style:font-size-asian="9pt" style:font-name-complex="Oxygen" style:font-size-complex="9pt"/>
    </style:style>
    <style:style style:name="T32_25" style:family="text">
      <style:text-properties style:font-name="Oxygen" fo:font-size="9pt" style:font-name-asian="Oxygen" style:font-size-asian="9pt" style:font-name-complex="Oxygen" style:font-size-complex="9pt"/>
    </style:style>
    <style:style style:name="P33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3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3" style:family="text">
      <style:text-properties style:font-name="Oxygen" fo:font-size="9pt" style:font-name-asian="Oxygen" style:font-size-asian="9pt" style:font-name-complex="Oxygen" style:font-size-complex="9pt"/>
    </style:style>
    <style:style style:name="T33_4" style:family="text">
      <style:text-properties style:font-name="Oxygen" fo:font-size="9pt" style:font-name-asian="Oxygen" style:font-size-asian="9pt" style:font-name-complex="Oxygen" style:font-size-complex="9pt"/>
    </style:style>
    <style:style style:name="T33_5" style:family="text">
      <style:text-properties style:font-name="Oxygen" fo:font-size="9pt" style:font-name-asian="Oxygen" style:font-size-asian="9pt" style:font-name-complex="Oxygen" style:font-size-complex="9pt"/>
    </style:style>
    <style:style style:name="T33_6" style:family="text">
      <style:text-properties style:font-name="Oxygen" fo:font-size="9pt" style:font-name-asian="Oxygen" style:font-size-asian="9pt" style:font-name-complex="Oxygen" style:font-size-complex="9pt"/>
    </style:style>
    <style:style style:name="T33_7" style:family="text">
      <style:text-properties style:font-name="Oxygen" fo:font-size="9pt" style:font-name-asian="Oxygen" style:font-size-asian="9pt" style:font-name-complex="Oxygen" style:font-size-complex="9pt"/>
    </style:style>
    <style:style style:name="T33_8" style:family="text">
      <style:text-properties style:font-name="Oxygen" fo:font-size="9pt" style:font-name-asian="Oxygen" style:font-size-asian="9pt" style:font-name-complex="Oxygen" style:font-size-complex="9pt"/>
    </style:style>
    <style:style style:name="T33_9" style:family="text">
      <style:text-properties style:font-name="Oxygen" fo:font-size="9pt" style:font-name-asian="Oxygen" style:font-size-asian="9pt" style:font-name-complex="Oxygen" style:font-size-complex="9pt"/>
    </style:style>
    <style:style style:name="T33_10" style:family="text">
      <style:text-properties style:font-name="Oxygen" fo:font-size="9pt" style:font-name-asian="Oxygen" style:font-size-asian="9pt" style:font-name-complex="Oxygen" style:font-size-complex="9pt"/>
    </style:style>
    <style:style style:name="T33_11" style:family="text">
      <style:text-properties style:font-name="Oxygen" fo:font-size="9pt" style:font-name-asian="Oxygen" style:font-size-asian="9pt" style:font-name-complex="Oxygen" style:font-size-complex="9pt"/>
    </style:style>
    <style:style style:name="T33_12" style:family="text">
      <style:text-properties style:font-name="Oxygen" fo:font-size="9pt" style:font-name-asian="Oxygen" style:font-size-asian="9pt" style:font-name-complex="Oxygen" style:font-size-complex="9pt"/>
    </style:style>
    <style:style style:name="T33_13" style:family="text">
      <style:text-properties style:font-name="Oxygen" fo:font-size="9pt" style:font-name-asian="Oxygen" style:font-size-asian="9pt" style:font-name-complex="Oxygen" style:font-size-complex="9pt"/>
    </style:style>
    <style:style style:name="T33_14" style:family="text">
      <style:text-properties style:font-name="Oxygen" fo:font-size="9pt" style:font-name-asian="Oxygen" style:font-size-asian="9pt" style:font-name-complex="Oxygen" style:font-size-complex="9pt"/>
    </style:style>
    <style:style style:name="T33_15" style:family="text">
      <style:text-properties style:font-name="Oxygen" fo:font-size="9pt" style:font-name-asian="Oxygen" style:font-size-asian="9pt" style:font-name-complex="Oxygen" style:font-size-complex="9pt"/>
    </style:style>
    <style:style style:name="T33_16" style:family="text">
      <style:text-properties style:font-name="Oxygen" fo:font-size="9pt" style:font-name-asian="Oxygen" style:font-size-asian="9pt" style:font-name-complex="Oxygen" style:font-size-complex="9pt"/>
    </style:style>
    <style:style style:name="T33_17" style:family="text">
      <style:text-properties style:font-name="Oxygen" fo:font-size="9pt" style:font-name-asian="Oxygen" style:font-size-asian="9pt" style:font-name-complex="Oxygen" style:font-size-complex="9pt"/>
    </style:style>
    <style:style style:name="T33_18" style:family="text">
      <style:text-properties style:font-name="Oxygen" fo:font-size="9pt" style:font-name-asian="Oxygen" style:font-size-asian="9pt" style:font-name-complex="Oxygen" style:font-size-complex="9pt"/>
    </style:style>
    <style:style style:name="P34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4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4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4_3" style:family="text">
      <style:text-properties style:font-name="Oxygen" fo:font-size="9pt" style:font-name-asian="Oxygen" style:font-size-asian="9pt" style:font-name-complex="Oxygen" style:font-size-complex="9pt"/>
    </style:style>
    <style:style style:name="T34_4" style:family="text">
      <style:text-properties style:font-name="Oxygen" fo:font-size="9pt" style:font-name-asian="Oxygen" style:font-size-asian="9pt" style:font-name-complex="Oxygen" style:font-size-complex="9pt"/>
    </style:style>
    <style:style style:name="T34_5" style:family="text">
      <style:text-properties style:font-name="Oxygen" fo:font-size="9pt" style:font-name-asian="Oxygen" style:font-size-asian="9pt" style:font-name-complex="Oxygen" style:font-size-complex="9pt"/>
    </style:style>
    <style:style style:name="T34_6" style:family="text">
      <style:text-properties style:font-name="Oxygen" fo:font-size="9pt" style:font-name-asian="Oxygen" style:font-size-asian="9pt" style:font-name-complex="Oxygen" style:font-size-complex="9pt"/>
    </style:style>
    <style:style style:name="T34_7" style:family="text">
      <style:text-properties style:font-name="Oxygen" fo:font-size="9pt" style:font-name-asian="Oxygen" style:font-size-asian="9pt" style:font-name-complex="Oxygen" style:font-size-complex="9pt"/>
    </style:style>
    <style:style style:name="T34_8" style:family="text">
      <style:text-properties style:font-name="Oxygen" fo:font-size="9pt" style:font-name-asian="Oxygen" style:font-size-asian="9pt" style:font-name-complex="Oxygen" style:font-size-complex="9pt"/>
    </style:style>
    <style:style style:name="T34_9" style:family="text">
      <style:text-properties style:font-name="Oxygen" fo:font-size="9pt" style:font-name-asian="Oxygen" style:font-size-asian="9pt" style:font-name-complex="Oxygen" style:font-size-complex="9pt"/>
    </style:style>
    <style:style style:name="T34_10" style:family="text">
      <style:text-properties style:font-name="Oxygen" fo:font-size="9pt" style:font-name-asian="Oxygen" style:font-size-asian="9pt" style:font-name-complex="Oxygen" style:font-size-complex="9pt"/>
    </style:style>
    <style:style style:name="T34_11" style:family="text">
      <style:text-properties style:font-name="Oxygen" fo:font-size="9pt" style:font-name-asian="Oxygen" style:font-size-asian="9pt" style:font-name-complex="Oxygen" style:font-size-complex="9pt"/>
    </style:style>
    <style:style style:name="T34_12" style:family="text">
      <style:text-properties style:font-name="Oxygen" fo:font-size="9pt" style:font-name-asian="Oxygen" style:font-size-asian="9pt" style:font-name-complex="Oxygen" style:font-size-complex="9pt"/>
    </style:style>
    <style:style style:name="T34_13" style:family="text">
      <style:text-properties style:font-name="Oxygen" fo:font-size="9pt" style:font-name-asian="Oxygen" style:font-size-asian="9pt" style:font-name-complex="Oxygen" style:font-size-complex="9pt"/>
    </style:style>
    <style:style style:name="T34_14" style:family="text">
      <style:text-properties style:font-name="Oxygen" fo:font-size="9pt" style:font-name-asian="Oxygen" style:font-size-asian="9pt" style:font-name-complex="Oxygen" style:font-size-complex="9pt"/>
    </style:style>
    <style:style style:name="T34_15" style:family="text">
      <style:text-properties style:font-name="Oxygen" fo:font-size="9pt" style:font-name-asian="Oxygen" style:font-size-asian="9pt" style:font-name-complex="Oxygen" style:font-size-complex="9pt"/>
    </style:style>
    <style:style style:name="T34_16" style:family="text">
      <style:text-properties style:font-name="Oxygen" fo:font-size="9pt" style:font-name-asian="Oxygen" style:font-size-asian="9pt" style:font-name-complex="Oxygen" style:font-size-complex="9pt"/>
    </style:style>
    <style:style style:name="T34_17" style:family="text">
      <style:text-properties style:font-name="Oxygen" fo:font-size="9pt" style:font-name-asian="Oxygen" style:font-size-asian="9pt" style:font-name-complex="Oxygen" style:font-size-complex="9pt"/>
    </style:style>
    <style:style style:name="T34_18" style:family="text">
      <style:text-properties style:font-name="Oxygen" fo:font-size="9pt" style:font-name-asian="Oxygen" style:font-size-asian="9pt" style:font-name-complex="Oxygen" style:font-size-complex="9pt"/>
    </style:style>
    <style:style style:name="T34_19" style:family="text">
      <style:text-properties style:font-name="Oxygen" fo:font-size="9pt" style:font-name-asian="Oxygen" style:font-size-asian="9pt" style:font-name-complex="Oxygen" style:font-size-complex="9pt"/>
    </style:style>
    <style:style style:name="T34_20" style:family="text">
      <style:text-properties style:font-name="Oxygen" fo:font-size="9pt" style:font-name-asian="Oxygen" style:font-size-asian="9pt" style:font-name-complex="Oxygen" style:font-size-complex="9pt"/>
    </style:style>
    <style:style style:name="T34_21" style:family="text">
      <style:text-properties style:font-name="Oxygen" fo:font-size="9pt" style:font-name-asian="Oxygen" style:font-size-asian="9pt" style:font-name-complex="Oxygen" style:font-size-complex="9pt"/>
    </style:style>
    <style:style style:name="T34_22" style:family="text">
      <style:text-properties style:font-name="Oxygen" fo:font-size="9pt" style:font-name-asian="Oxygen" style:font-size-asian="9pt" style:font-name-complex="Oxygen" style:font-size-complex="9pt"/>
    </style:style>
    <style:style style:name="T34_23" style:family="text">
      <style:text-properties style:font-name="Oxygen" fo:font-size="9pt" style:font-name-asian="Oxygen" style:font-size-asian="9pt" style:font-name-complex="Oxygen" style:font-size-complex="9pt"/>
    </style:style>
    <style:style style:name="P35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5_1" style:family="text">
      <style:text-properties style:font-name="Oxygen" fo:font-size="9pt" style:font-name-asian="Oxygen" style:font-size-asian="9pt" style:font-name-complex="Oxygen" style:font-size-complex="9pt"/>
    </style:style>
    <style:style style:name="T35_2" style:family="text">
      <style:text-properties style:font-name="Oxygen" fo:font-size="9pt" style:font-name-asian="Oxygen" style:font-size-asian="9pt" style:font-name-complex="Oxygen" style:font-size-complex="9pt"/>
    </style:style>
    <style:style style:name="T35_3" style:family="text">
      <style:text-properties style:font-name="Oxygen" fo:font-size="9pt" style:font-name-asian="Oxygen" style:font-size-asian="9pt" style:font-name-complex="Oxygen" style:font-size-complex="9pt"/>
    </style:style>
    <style:style style:name="T35_4" style:family="text">
      <style:text-properties style:font-name="Oxygen" fo:font-size="9pt" style:font-name-asian="Oxygen" style:font-size-asian="9pt" style:font-name-complex="Oxygen" style:font-size-complex="9pt"/>
    </style:style>
    <style:style style:name="P36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5" style:family="text">
      <style:text-properties style:font-name="Oxygen" fo:font-size="9pt" style:font-name-asian="Oxygen" style:font-size-asian="9pt" style:font-name-complex="Oxygen" style:font-size-complex="9pt"/>
    </style:style>
    <style:style style:name="T38_6" style:family="text">
      <style:text-properties style:font-name="Oxygen" fo:font-size="9pt" style:font-name-asian="Oxygen" style:font-size-asian="9pt" style:font-name-complex="Oxygen" style:font-size-complex="9pt"/>
    </style:style>
    <style:style style:name="T38_7" style:family="text">
      <style:text-properties style:font-name="Oxygen" fo:font-size="9pt" style:font-name-asian="Oxygen" style:font-size-asian="9pt" style:font-name-complex="Oxygen" style:font-size-complex="9pt"/>
    </style:style>
    <style:style style:name="T38_8" style:family="text">
      <style:text-properties style:font-name="Oxygen" fo:font-size="9pt" style:font-name-asian="Oxygen" style:font-size-asian="9pt" style:font-name-complex="Oxygen" style:font-size-complex="9pt"/>
    </style:style>
    <style:style style:name="T38_9" style:family="text">
      <style:text-properties style:font-name="Oxygen" fo:font-size="9pt" style:font-name-asian="Oxygen" style:font-size-asian="9pt" style:font-name-complex="Oxygen" style:font-size-complex="9pt"/>
    </style:style>
    <style:style style:name="T38_10" style:family="text">
      <style:text-properties style:font-name="Oxygen" fo:font-size="9pt" style:font-name-asian="Oxygen" style:font-size-asian="9pt" style:font-name-complex="Oxygen" style:font-size-complex="9pt"/>
    </style:style>
    <style:style style:name="T38_11" style:family="text">
      <style:text-properties style:font-name="Oxygen" fo:font-size="9pt" style:font-name-asian="Oxygen" style:font-size-asian="9pt" style:font-name-complex="Oxygen" style:font-size-complex="9pt"/>
    </style:style>
    <style:style style:name="T38_12" style:family="text">
      <style:text-properties style:font-name="Oxygen" fo:font-size="9pt" style:font-name-asian="Oxygen" style:font-size-asian="9pt" style:font-name-complex="Oxygen" style:font-size-complex="9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1" style:family="text">
      <style:text-properties style:font-name="Oxygen" fo:font-size="9pt" style:font-name-asian="Oxygen" style:font-size-asian="9pt" style:font-name-complex="Oxygen" style:font-size-complex="9pt"/>
    </style:style>
    <style:style style:name="T39_12" style:family="text">
      <style:text-properties style:font-name="Oxygen" fo:font-size="9pt" style:font-name-asian="Oxygen" style:font-size-asian="9pt" style:font-name-complex="Oxygen" style:font-size-complex="9pt"/>
    </style:style>
    <style:style style:name="T39_13" style:family="text">
      <style:text-properties style:font-name="Oxygen" fo:font-size="9pt" style:font-name-asian="Oxygen" style:font-size-asian="9pt" style:font-name-complex="Oxygen" style:font-size-complex="9pt"/>
    </style:style>
    <style:style style:name="T39_14" style:family="text">
      <style:text-properties style:font-name="Oxygen" fo:font-size="9pt" style:font-name-asian="Oxygen" style:font-size-asian="9pt" style:font-name-complex="Oxygen" style:font-size-complex="9pt"/>
    </style:style>
    <style:style style:name="T39_15" style:family="text">
      <style:text-properties style:font-name="Oxygen" fo:font-size="9pt" style:font-name-asian="Oxygen" style:font-size-asian="9pt" style:font-name-complex="Oxygen" style:font-size-complex="9pt"/>
    </style:style>
    <style:style style:name="T39_1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11" style:family="text">
      <style:text-properties style:font-name="Oxygen" fo:font-size="9pt" style:font-name-asian="Oxygen" style:font-size-asian="9pt" style:font-name-complex="Oxygen" style:font-size-complex="9pt"/>
    </style:style>
    <style:style style:name="T40_12" style:family="text">
      <style:text-properties style:font-name="Oxygen" fo:font-size="9pt" style:font-name-asian="Oxygen" style:font-size-asian="9pt" style:font-name-complex="Oxygen" style:font-size-complex="9pt"/>
    </style:style>
    <style:style style:name="T40_13" style:family="text">
      <style:text-properties style:font-name="Oxygen" fo:font-size="9pt" style:font-name-asian="Oxygen" style:font-size-asian="9pt" style:font-name-complex="Oxygen" style:font-size-complex="9pt"/>
    </style:style>
  </office:automatic-styles>
  <office:body>
    <office:text>
      <text:p text:style-name="P1"><text:span text:style-name="T1_1">Freddy</text:span><text:span text:style-name="T1_2"><text:s/></text:span><text:span text:style-name="T1_3">Garcia</text:span></text:p>
      <text:p text:style-name="P2"/>
      <text:p text:style-name="P3"><text:span text:style-name="T3_1"><text:a xlink:type="simple" xlink:href="mailto:garciaf93@gmail.com"><text:span text:style-name="T3_2">garciaf</text:span></text:a></text:span><text:span text:style-name="T3_3"><text:a xlink:type="simple" xlink:href="mailto:garciaf93@gmail.com"><text:span text:style-name="T3_4">93@</text:span></text:a></text:span><text:span text:style-name="T3_5"><text:a xlink:type="simple" xlink:href="mailto:garciaf93@gmail.com"><text:span text:style-name="T3_6">gmail</text:span></text:a></text:span><text:span text:style-name="T3_7"><text:a xlink:type="simple" xlink:href="mailto:garciaf93@gmail.com"><text:span text:style-name="T3_8">.</text:span></text:a></text:span><text:span text:style-name="T3_9"><text:a xlink:type="simple" xlink:href="mailto:garciaf93@gmail.com"><text:span text:style-name="T3_10">com</text:span></text:a></text:span><text:span text:style-name="T3_11"><text:a xlink:type="simple" xlink:href="mailto:garciaf93@gmail.com"><text:span text:style-name="T3_12"><text:tab/></text:span></text:a></text:span><text:span text:style-name="T3_13">40-17<text:s/></text:span><text:span text:style-name="T3_14">Ithaca</text:span><text:span text:style-name="T3_15"><text:s/></text:span><text:span text:style-name="T3_16">street</text:span><text:span text:style-name="T3_17"><text:s/></text:span><text:span text:style-name="T3_18">apt</text:span><text:span text:style-name="T3_19">.<text:s/>4</text:span><text:span text:style-name="T3_20">E</text:span></text:p>
      <text:p text:style-name="P4"><text:span text:style-name="T4_1">(347)<text:s/>924<text:s/>1695<text:tab/></text:span><text:span text:style-name="T4_2"><text:a xlink:type="simple" xlink:href="http://www.fg-yume.net"><text:span text:style-name="T4_3">www</text:span></text:a></text:span><text:span text:style-name="T4_4"><text:a xlink:type="simple" xlink:href="http://www.fg-yume.net"><text:span text:style-name="T4_5">.</text:span></text:a></text:span><text:span text:style-name="T4_6"><text:a xlink:type="simple" xlink:href="http://www.fg-yume.net"><text:span text:style-name="T4_7">fg</text:span></text:a></text:span><text:span text:style-name="T4_8"><text:a xlink:type="simple" xlink:href="http://www.fg-yume.net"><text:span text:style-name="T4_9">-</text:span></text:a></text:span><text:span text:style-name="T4_10"><text:a xlink:type="simple" xlink:href="http://www.fg-yume.net"><text:span text:style-name="T4_11">yume</text:span></text:a></text:span><text:span text:style-name="T4_12"><text:a xlink:type="simple" xlink:href="http://www.fg-yume.net"><text:span text:style-name="T4_13">.</text:span></text:a></text:span><text:span text:style-name="T4_14"><text:a xlink:type="simple" xlink:href="http://www.fg-yume.net"><text:span text:style-name="T4_15">net</text:span></text:a></text:span><text:span text:style-name="T4_16"><text:tab/></text:span><text:span text:style-name="T4_17">Elmhurst</text:span><text:span text:style-name="T4_18">,<text:s/></text:span><text:span text:style-name="T4_19">NY</text:span><text:span text:style-name="T4_20"><text:s/>11373</text:span></text:p>
      <text:p text:style-name="P5"/>
      <text:p text:style-name="P6"><text:span text:style-name="T6_1">Education</text:span></text:p>
      <text:p text:style-name="P7"><text:span text:style-name="T7_1">Rochester</text:span><text:span text:style-name="T7_2"><text:s/></text:span><text:span text:style-name="T7_3">Institute</text:span><text:span text:style-name="T7_4"><text:s/></text:span><text:span text:style-name="T7_5">of</text:span><text:span text:style-name="T7_6"><text:s/></text:span><text:span text:style-name="T7_7">Technology</text:span><text:span text:style-name="T7_8"><text:tab/><text:tab/></text:span><text:span text:style-name="T7_9">Expected</text:span><text:span text:style-name="T7_10"><text:s/></text:span><text:span text:style-name="T7_11">graduation</text:span><text:span text:style-name="T7_12">:<text:s/></text:span><text:span text:style-name="T7_13">Spring</text:span><text:span text:style-name="T7_14"><text:s/>2015</text:span></text:p>
      <text:p text:style-name="P8"><text:span text:style-name="T8_1">B</text:span><text:span text:style-name="T8_2">.</text:span><text:span text:style-name="T8_3">S</text:span><text:span text:style-name="T8_4">.<text:s/></text:span><text:span text:style-name="T8_5">in</text:span><text:span text:style-name="T8_6"><text:s/></text:span><text:span text:style-name="T8_7">Game</text:span><text:span text:style-name="T8_8"><text:s/></text:span><text:span text:style-name="T8_9">Design</text:span><text:span text:style-name="T8_10"><text:s/></text:span><text:span text:style-name="T8_11">and</text:span><text:span text:style-name="T8_12"><text:s/></text:span><text:span text:style-name="T8_13">Development</text:span><text:span text:style-name="T8_14"><text:tab/><text:tab/></text:span><text:span text:style-name="T8_15">GPA</text:span><text:span text:style-name="T8_16">:<text:s text:c="2"/>3.43</text:span></text:p>
      <text:p text:style-name="P9"><text:span text:style-name="T9_1">Minor</text:span><text:span text:style-name="T9_2"><text:s/></text:span><text:span text:style-name="T9_3">in</text:span><text:span text:style-name="T9_4"><text:s/></text:span><text:span text:style-name="T9_5">Japanese</text:span><text:span text:style-name="T9_6"><text:s/></text:span><text:span text:style-name="T9_7">Language</text:span><text:span text:style-name="T9_8"><text:s/></text:span><text:span text:style-name="T9_9">and</text:span><text:span text:style-name="T9_10"><text:s/></text:span><text:span text:style-name="T9_11">Culture</text:span></text:p>
      <text:p text:style-name="P10"><text:span text:style-name="T10_1">Kyoto</text:span><text:span text:style-name="T10_2"><text:s/></text:span><text:span text:style-name="T10_3">Study</text:span><text:span text:style-name="T10_4"><text:s/></text:span><text:span text:style-name="T10_5">Abroad</text:span><text:span text:style-name="T10_6"><text:s/></text:span><text:span text:style-name="T10_7">Program</text:span><text:span text:style-name="T10_8"><text:s/></text:span><text:span text:style-name="T10_9">at</text:span><text:span text:style-name="T10_10"><text:s/></text:span><text:span text:style-name="T10_11">Doshisha</text:span><text:span text:style-name="T10_12"><text:s/></text:span><text:span text:style-name="T10_13">University</text:span><text:span text:style-name="T10_14"><text:s/>(</text:span><text:span text:style-name="T10_15">May</text:span><text:span text:style-name="T10_16">-</text:span><text:span text:style-name="T10_17">August</text:span><text:span text:style-name="T10_18"><text:s/>2013)</text:span></text:p>
      <text:p text:style-name="P11"><text:span text:style-name="T11_1">German</text:span><text:span text:style-name="T11_2"><text:s/></text:span><text:span text:style-name="T11_3">Game</text:span><text:span text:style-name="T11_4"><text:s/></text:span><text:span text:style-name="T11_5">Design</text:span><text:span text:style-name="T11_6"><text:s/></text:span><text:span text:style-name="T11_7">Study</text:span><text:span text:style-name="T11_8"><text:s/></text:span><text:span text:style-name="T11_9">Abroad</text:span><text:span text:style-name="T11_10"><text:s/></text:span><text:span text:style-name="T11_11">Program</text:span><text:span text:style-name="T11_12"><text:s/></text:span><text:span text:style-name="T11_13">at</text:span><text:span text:style-name="T11_14"><text:s/></text:span><text:span text:style-name="T11_15">Paderborn</text:span><text:span text:style-name="T11_16"><text:s/></text:span><text:span text:style-name="T11_17">University</text:span><text:span text:style-name="T11_18"><text:s/>(</text:span><text:span text:style-name="T11_19">May</text:span><text:span text:style-name="T11_20">-</text:span><text:span text:style-name="T11_21">June</text:span><text:span text:style-name="T11_22"><text:s/>2014)</text:span></text:p>
      <text:p text:style-name="P12"/>
      <text:p text:style-name="P13"><text:span text:style-name="T13_1">Experience</text:span></text:p>
      <text:p text:style-name="P14"><text:span text:style-name="T14_1">Vistaprint</text:span><text:span text:style-name="T14_2"><text:tab/><text:tab/></text:span><text:span text:style-name="T14_3">Lexington</text:span><text:span text:style-name="T14_4">,<text:s/></text:span><text:span text:style-name="T14_5">MA</text:span></text:p>
      <text:p text:style-name="P15"><text:span text:style-name="T15_1">Software</text:span><text:span text:style-name="T15_2"><text:s/></text:span><text:span text:style-name="T15_3">Engineer</text:span><text:span text:style-name="T15_4"><text:s/></text:span><text:span text:style-name="T15_5">Intern</text:span><text:span text:style-name="T15_6"><text:tab/><text:tab/></text:span><text:span text:style-name="T15_7">June</text:span><text:span text:style-name="T15_8">-</text:span><text:span text:style-name="T15_9">August</text:span><text:span text:style-name="T15_10"><text:s/>2014</text:span></text:p>
      <text:p text:style-name="P16"><text:span text:style-name="T16_1">Designed</text:span><text:span text:style-name="T16_2"><text:s/></text:span><text:span text:style-name="T16_3">and</text:span><text:span text:style-name="T16_4"><text:s/></text:span><text:span text:style-name="T16_5">developed</text:span><text:span text:style-name="T16_6"><text:s/></text:span><text:span text:style-name="T16_7">user</text:span><text:span text:style-name="T16_8"><text:s/></text:span><text:span text:style-name="T16_9">interface</text:span><text:span text:style-name="T16_10"><text:s/></text:span><text:span text:style-name="T16_11">for</text:span><text:span text:style-name="T16_12"><text:s/></text:span><text:span text:style-name="T16_13">a</text:span><text:span text:style-name="T16_14"><text:s/></text:span><text:span text:style-name="T16_15">web</text:span><text:span text:style-name="T16_16">-</text:span><text:span text:style-name="T16_17">based</text:span><text:span text:style-name="T16_18"><text:s/></text:span><text:span text:style-name="T16_19">tool</text:span><text:span text:style-name="T16_20"><text:s/></text:span><text:span text:style-name="T16_21">used</text:span><text:span text:style-name="T16_22"><text:s/></text:span><text:span text:style-name="T16_23">for</text:span><text:span text:style-name="T16_24"><text:s/></text:span><text:span text:style-name="T16_25">manufactured</text:span><text:span text:style-name="T16_26"><text:s/></text:span><text:span text:style-name="T16_27">product</text:span><text:span text:style-name="T16_28"><text:s/></text:span><text:span text:style-name="T16_29">introduction</text:span><text:span text:style-name="T16_30">.<text:s/></text:span><text:span text:style-name="T16_31">Implemented</text:span><text:span text:style-name="T16_32"><text:s/></text:span><text:span text:style-name="T16_33">data</text:span><text:span text:style-name="T16_34"><text:s/></text:span><text:span text:style-name="T16_35">validation</text:span><text:span text:style-name="T16_36"><text:s/></text:span><text:span text:style-name="T16_37">and</text:span><text:span text:style-name="T16_38"><text:s/></text:span><text:span text:style-name="T16_39">business</text:span><text:span text:style-name="T16_40"><text:s/></text:span><text:span text:style-name="T16_41">logic</text:span><text:span text:style-name="T16_42"><text:s/></text:span><text:span text:style-name="T16_43">using</text:span><text:span text:style-name="T16_44"><text:s/></text:span><text:span text:style-name="T16_45">JavaScript</text:span><text:span text:style-name="T16_46"><text:s/></text:span><text:span text:style-name="T16_47">to</text:span><text:span text:style-name="T16_48"><text:s/></text:span><text:span text:style-name="T16_49">automate</text:span><text:span text:style-name="T16_50"><text:s/></text:span><text:span text:style-name="T16_51">data</text:span><text:span text:style-name="T16_52"><text:s/></text:span><text:span text:style-name="T16_53">entry</text:span><text:span text:style-name="T16_54">.<text:s/></text:span><text:span text:style-name="T16_55">Used</text:span><text:span text:style-name="T16_56"><text:s/></text:span><text:span text:style-name="T16_57">a</text:span><text:span text:style-name="T16_58"><text:s/></text:span><text:span text:style-name="T16_59">Git</text:span><text:span text:style-name="T16_60"><text:s/></text:span><text:span text:style-name="T16_61">repository</text:span><text:span text:style-name="T16_62"><text:s/></text:span><text:span text:style-name="T16_63">within</text:span><text:span text:style-name="T16_64"><text:s/></text:span><text:span text:style-name="T16_65">Atlassian</text:span><text:span text:style-name="T16_66"><text:s/></text:span><text:span text:style-name="T16_67">Stash</text:span><text:span text:style-name="T16_68"><text:s/></text:span><text:span text:style-name="T16_69">for</text:span><text:span text:style-name="T16_70"><text:s/></text:span><text:span text:style-name="T16_71">source</text:span><text:span text:style-name="T16_72"><text:s/></text:span><text:span text:style-name="T16_73">control</text:span><text:span text:style-name="T16_74">.</text:span></text:p>
      <text:p text:style-name="P17"/>
      <text:p text:style-name="P18"><text:span text:style-name="T18_1">Projects</text:span></text:p>
      <text:p text:style-name="P19"><text:span text:style-name="T19_1">Food</text:span><text:span text:style-name="T19_2"><text:s/></text:span><text:span text:style-name="T19_3">Friends</text:span><text:span text:style-name="T19_4"><text:tab/><text:tab/></text:span><text:span text:style-name="T19_5">University</text:span><text:span text:style-name="T19_6"><text:s/></text:span><text:span text:style-name="T19_7">of</text:span><text:span text:style-name="T19_8"><text:s/></text:span><text:span text:style-name="T19_9">Paderborn</text:span><text:span text:style-name="T19_10">:<text:s/></text:span><text:span text:style-name="T19_11">Game</text:span><text:span text:style-name="T19_12"><text:s/></text:span><text:span text:style-name="T19_13">Jam</text:span></text:p>
      <text:p text:style-name="P20"><text:span text:style-name="T20_1">A</text:span><text:span text:style-name="T20_2"><text:s/></text:span><text:span text:style-name="T20_3">casual</text:span><text:span text:style-name="T20_4"><text:s/></text:span><text:span text:style-name="T20_5">game</text:span><text:span text:style-name="T20_6"><text:s/></text:span><text:span text:style-name="T20_7">about</text:span><text:span text:style-name="T20_8"><text:s/></text:span><text:span text:style-name="T20_9">controlling</text:span><text:span text:style-name="T20_10"><text:s/></text:span><text:span text:style-name="T20_11">various</text:span><text:span text:style-name="T20_12"><text:s/></text:span><text:span text:style-name="T20_13">countries</text:span><text:span text:style-name="T20_14"><text:s/></text:span><text:span text:style-name="T20_15">into</text:span><text:span text:style-name="T20_16"><text:s/></text:span><text:span text:style-name="T20_17">eating</text:span><text:span text:style-name="T20_18"><text:s/></text:span><text:span text:style-name="T20_19">food</text:span><text:span text:style-name="T20_20"><text:s/></text:span><text:span text:style-name="T20_21">that</text:span><text:span text:style-name="T20_22"><text:s/></text:span><text:span text:style-name="T20_23">is</text:span><text:span text:style-name="T20_24"><text:s/></text:span><text:span text:style-name="T20_25">not</text:span><text:span text:style-name="T20_26"><text:s/></text:span><text:span text:style-name="T20_27">associated</text:span><text:span text:style-name="T20_28"><text:s/></text:span><text:span text:style-name="T20_29">with</text:span><text:span text:style-name="T20_30"><text:s/></text:span><text:span text:style-name="T20_31">them</text:span><text:span text:style-name="T20_32">.</text:span></text:p>
      <text:p text:style-name="P21"><text:span text:style-name="T21_1">Implemented</text:span><text:span text:style-name="T21_2"><text:s/></text:span><text:span text:style-name="T21_3">buttons</text:span><text:span text:style-name="T21_4"><text:s/></text:span><text:span text:style-name="T21_5">and</text:span><text:span text:style-name="T21_6"><text:s/></text:span><text:span text:style-name="T21_7">menu</text:span><text:span text:style-name="T21_8"><text:s/></text:span><text:span text:style-name="T21_9">navigation</text:span><text:span text:style-name="T21_10"><text:s/></text:span><text:span text:style-name="T21_11">within</text:span><text:span text:style-name="T21_12"><text:s/></text:span><text:span text:style-name="T21_13">the</text:span><text:span text:style-name="T21_14"><text:s/></text:span><text:span text:style-name="T21_15">game</text:span><text:span text:style-name="T21_16"><text:s/></text:span><text:span text:style-name="T21_17">using</text:span><text:span text:style-name="T21_18"><text:s/></text:span><text:span text:style-name="T21_19">JavaScript</text:span><text:span text:style-name="T21_20">.<text:s/></text:span><text:span text:style-name="T21_21">Improved</text:span><text:span text:style-name="T21_22"><text:s/></text:span><text:span text:style-name="T21_23">code</text:span><text:span text:style-name="T21_24"><text:s/></text:span><text:span text:style-name="T21_25">readability</text:span><text:span text:style-name="T21_26"><text:s/></text:span><text:span text:style-name="T21_27">by</text:span><text:span text:style-name="T21_28"><text:s/></text:span><text:span text:style-name="T21_29">abstracting</text:span><text:span text:style-name="T21_30"><text:s/></text:span><text:span text:style-name="T21_31">code</text:span><text:span text:style-name="T21_32"><text:s/></text:span><text:span text:style-name="T21_33">unrelated</text:span><text:span text:style-name="T21_34"><text:s/></text:span><text:span text:style-name="T21_35">to</text:span><text:span text:style-name="T21_36"><text:s/></text:span><text:span text:style-name="T21_37">the</text:span><text:span text:style-name="T21_38"><text:s/></text:span><text:span text:style-name="T21_39">game</text:span><text:span text:style-name="T21_40"><text:s/></text:span><text:span text:style-name="T21_41">loop</text:span><text:span text:style-name="T21_42"><text:s/></text:span><text:span text:style-name="T21_43">to</text:span><text:span text:style-name="T21_44"><text:s/></text:span><text:span text:style-name="T21_45">separate</text:span><text:span text:style-name="T21_46"><text:s/></text:span><text:span text:style-name="T21_47">modules</text:span><text:span text:style-name="T21_48">.<text:s/></text:span><text:span text:style-name="T21_49">Under</text:span><text:span text:style-name="T21_50"><text:s/></text:span><text:span text:style-name="T21_51">a</text:span><text:span text:style-name="T21_52"><text:s/></text:span><text:span text:style-name="T21_53">lead</text:span><text:span text:style-name="T21_54"><text:s/></text:span><text:span text:style-name="T21_55">programmer</text:span><text:span text:style-name="T21_56"><text:s/></text:span><text:span text:style-name="T21_57">role</text:span><text:span text:style-name="T21_58">,<text:s/></text:span><text:span text:style-name="T21_59">gave</text:span><text:span text:style-name="T21_60"><text:s/></text:span><text:span text:style-name="T21_61">specific</text:span><text:span text:style-name="T21_62"><text:s/></text:span><text:span text:style-name="T21_63">tasks</text:span><text:span text:style-name="T21_64"><text:s/></text:span><text:span text:style-name="T21_65">to</text:span><text:span text:style-name="T21_66"><text:s/></text:span><text:span text:style-name="T21_67">others</text:span><text:span text:style-name="T21_68"><text:s/></text:span><text:span text:style-name="T21_69">in</text:span><text:span text:style-name="T21_70"><text:s/></text:span><text:span text:style-name="T21_71">order</text:span><text:span text:style-name="T21_72"><text:s/></text:span><text:span text:style-name="T21_73">to</text:span><text:span text:style-name="T21_74"><text:s/></text:span><text:span text:style-name="T21_75">limit</text:span><text:span text:style-name="T21_76"><text:s/></text:span><text:span text:style-name="T21_77">bottlenecks</text:span><text:span text:style-name="T21_78"><text:s/></text:span><text:span text:style-name="T21_79">during</text:span><text:span text:style-name="T21_80"><text:s/></text:span><text:span text:style-name="T21_81">development</text:span><text:span text:style-name="T21_82">.</text:span></text:p>
      <text:p text:style-name="P22"/>
      <text:p text:style-name="P23"><text:span text:style-name="T23_1">Chocofling</text:span><text:span text:style-name="T23_2"><text:tab/><text:tab/></text:span><text:span text:style-name="T23_3">RIT</text:span><text:span text:style-name="T23_4"><text:s/></text:span><text:span text:style-name="T23_5">iOS</text:span><text:span text:style-name="T23_6"><text:s/></text:span><text:span text:style-name="T23_7">App</text:span><text:span text:style-name="T23_8"><text:s/></text:span><text:span text:style-name="T23_9">Challenge</text:span><text:span text:style-name="T23_10"><text:s/>2014</text:span></text:p>
      <text:p text:style-name="P24"><text:span text:style-name="T24_1">A</text:span><text:span text:style-name="T24_2"><text:s/></text:span><text:span text:style-name="T24_3">casual</text:span><text:span text:style-name="T24_4"><text:s/></text:span><text:span text:style-name="T24_5">game</text:span><text:span text:style-name="T24_6"><text:s/></text:span><text:span text:style-name="T24_7">where</text:span><text:span text:style-name="T24_8"><text:s/></text:span><text:span text:style-name="T24_9">the</text:span><text:span text:style-name="T24_10"><text:s/></text:span><text:span text:style-name="T24_11">player</text:span><text:span text:style-name="T24_12"><text:s/></text:span><text:span text:style-name="T24_13">flings</text:span><text:span text:style-name="T24_14"><text:s/></text:span><text:span text:style-name="T24_15">fondue</text:span><text:span text:style-name="T24_16"><text:s/></text:span><text:span text:style-name="T24_17">at</text:span><text:span text:style-name="T24_18"><text:s/></text:span><text:span text:style-name="T24_19">falling</text:span><text:span text:style-name="T24_20"><text:s/></text:span><text:span text:style-name="T24_21">food</text:span><text:span text:style-name="T24_22"><text:s/></text:span><text:span text:style-name="T24_23">while</text:span><text:span text:style-name="T24_24"><text:s/></text:span><text:span text:style-name="T24_25">avoiding</text:span><text:span text:style-name="T24_26"><text:s/></text:span><text:span text:style-name="T24_27">non</text:span><text:span text:style-name="T24_28">-</text:span><text:span text:style-name="T24_29">food</text:span><text:span text:style-name="T24_30"><text:s/></text:span><text:span text:style-name="T24_31">objects</text:span><text:span text:style-name="T24_32">.</text:span></text:p>
      <text:p text:style-name="P25"><text:span text:style-name="T25_1">Implemented</text:span><text:span text:style-name="T25_2"><text:s/></text:span><text:span text:style-name="T25_3">various</text:span><text:span text:style-name="T25_4"><text:s/></text:span><text:span text:style-name="T25_5">aspects</text:span><text:span text:style-name="T25_6"><text:s/></text:span><text:span text:style-name="T25_7">of</text:span><text:span text:style-name="T25_8"><text:s/></text:span><text:span text:style-name="T25_9">the</text:span><text:span text:style-name="T25_10"><text:s/></text:span><text:span text:style-name="T25_11">game</text:span><text:span text:style-name="T25_12"><text:s/></text:span><text:span text:style-name="T25_13">loop</text:span><text:span text:style-name="T25_14">,<text:s/></text:span><text:span text:style-name="T25_15">such</text:span><text:span text:style-name="T25_16"><text:s/></text:span><text:span text:style-name="T25_17">as</text:span><text:span text:style-name="T25_18"><text:s/></text:span><text:span text:style-name="T25_19">collision</text:span><text:span text:style-name="T25_20"><text:s/></text:span><text:span text:style-name="T25_21">detection</text:span><text:span text:style-name="T25_22">,<text:s/></text:span><text:span text:style-name="T25_23">spawning</text:span><text:span text:style-name="T25_24">,<text:s/></text:span><text:span text:style-name="T25_25">and</text:span><text:span text:style-name="T25_26"><text:s/></text:span><text:span text:style-name="T25_27">power</text:span><text:span text:style-name="T25_28">-</text:span><text:span text:style-name="T25_29">ups</text:span><text:span text:style-name="T25_30">.<text:s/></text:span><text:span text:style-name="T25_31">Implemented</text:span><text:span text:style-name="T25_32"><text:s/></text:span><text:span text:style-name="T25_33">a</text:span><text:span text:style-name="T25_34"><text:s/></text:span><text:span text:style-name="T25_35">high</text:span><text:span text:style-name="T25_36"><text:s/></text:span><text:span text:style-name="T25_37">score</text:span><text:span text:style-name="T25_38"><text:s/></text:span><text:span text:style-name="T25_39">system</text:span><text:span text:style-name="T25_40"><text:s/></text:span><text:span text:style-name="T25_41">to</text:span><text:span text:style-name="T25_42"><text:s/></text:span><text:span text:style-name="T25_43">elevate</text:span><text:span text:style-name="T25_44"><text:s/></text:span><text:span text:style-name="T25_45">the</text:span><text:span text:style-name="T25_46"><text:s/></text:span><text:span text:style-name="T25_47">game</text:span><text:span text:style-name="T25_48">’</text:span><text:span text:style-name="T25_49">s</text:span><text:span text:style-name="T25_50"><text:s/></text:span><text:span text:style-name="T25_51">replay</text:span><text:span text:style-name="T25_52"><text:s/></text:span><text:span text:style-name="T25_53">value</text:span><text:span text:style-name="T25_54">.</text:span></text:p>
      <text:p text:style-name="P26"/>
      <text:p text:style-name="P27"><text:span text:style-name="T27_1">Break</text:span><text:span text:style-name="T27_2">[</text:span><text:span text:style-name="T27_3">in</text:span><text:span text:style-name="T27_4">]</text:span></text:p>
      <text:p text:style-name="P28"><text:span text:style-name="T28_1">A</text:span><text:span text:style-name="T28_2"><text:s/></text:span><text:span text:style-name="T28_3">breakout</text:span><text:span text:style-name="T28_4"><text:s/></text:span><text:span text:style-name="T28_5">game</text:span><text:span text:style-name="T28_6"><text:s/></text:span><text:span text:style-name="T28_7">created</text:span><text:span text:style-name="T28_8"><text:s/></text:span><text:span text:style-name="T28_9">in</text:span><text:span text:style-name="T28_10"><text:s/></text:span><text:span text:style-name="T28_11">C</text:span><text:span text:style-name="T28_12">++<text:s/></text:span><text:span text:style-name="T28_13">using</text:span><text:span text:style-name="T28_14"><text:s/></text:span><text:span text:style-name="T28_15">OpenGL</text:span><text:span text:style-name="T28_16"><text:s/></text:span><text:span text:style-name="T28_17">and</text:span><text:span text:style-name="T28_18"><text:s/></text:span><text:span text:style-name="T28_19">OpenAL</text:span><text:span text:style-name="T28_20">.</text:span></text:p>
      <text:p text:style-name="P29"><text:span text:style-name="T29_1">Implemented</text:span><text:span text:style-name="T29_2"><text:s/></text:span><text:span text:style-name="T29_3">the</text:span><text:span text:style-name="T29_4"><text:s/></text:span><text:span text:style-name="T29_5">rendering</text:span><text:span text:style-name="T29_6"><text:s/></text:span><text:span text:style-name="T29_7">of</text:span><text:span text:style-name="T29_8"><text:s/></text:span><text:span text:style-name="T29_9">all</text:span><text:span text:style-name="T29_10"><text:s/></text:span><text:span text:style-name="T29_11">assets</text:span><text:span text:style-name="T29_12"><text:s/></text:span><text:span text:style-name="T29_13">in</text:span><text:span text:style-name="T29_14"><text:s/></text:span><text:span text:style-name="T29_15">the</text:span><text:span text:style-name="T29_16"><text:s/></text:span><text:span text:style-name="T29_17">game</text:span><text:span text:style-name="T29_18">.<text:s/></text:span><text:span text:style-name="T29_19">Developed</text:span><text:span text:style-name="T29_20"><text:s/></text:span><text:span text:style-name="T29_21">and</text:span><text:span text:style-name="T29_22"><text:s/></text:span><text:span text:style-name="T29_23">implemented</text:span><text:span text:style-name="T29_24"><text:s/></text:span><text:span text:style-name="T29_25">a</text:span><text:span text:style-name="T29_26"><text:s/></text:span><text:span text:style-name="T29_27">framework</text:span><text:span text:style-name="T29_28"><text:s/></text:span><text:span text:style-name="T29_29">using</text:span><text:span text:style-name="T29_30"><text:s/></text:span><text:span text:style-name="T29_31">OpenAL</text:span><text:span text:style-name="T29_32"><text:s/></text:span><text:span text:style-name="T29_33">to</text:span><text:span text:style-name="T29_34"><text:s/></text:span><text:span text:style-name="T29_35">play</text:span><text:span text:style-name="T29_36"><text:s/></text:span><text:span text:style-name="T29_37">WAV</text:span><text:span text:style-name="T29_38"><text:s/></text:span><text:span text:style-name="T29_39">files</text:span><text:span text:style-name="T29_40">.<text:s/></text:span><text:span text:style-name="T29_41">Implemented</text:span><text:span text:style-name="T29_42"><text:s/></text:span><text:span text:style-name="T29_43">the</text:span><text:span text:style-name="T29_44"><text:s/></text:span><text:span text:style-name="T29_45">main</text:span><text:span text:style-name="T29_46"><text:s/></text:span><text:span text:style-name="T29_47">game</text:span><text:span text:style-name="T29_48"><text:s/></text:span><text:span text:style-name="T29_49">loop</text:span><text:span text:style-name="T29_50">,<text:s/></text:span><text:span text:style-name="T29_51">and</text:span><text:span text:style-name="T29_52"><text:s/></text:span><text:span text:style-name="T29_53">handled</text:span><text:span text:style-name="T29_54"><text:s/></text:span><text:span text:style-name="T29_55">menu</text:span><text:span text:style-name="T29_56"><text:s/></text:span><text:span text:style-name="T29_57">navigations</text:span><text:span text:style-name="T29_58">.</text:span></text:p>
      <text:p text:style-name="P30"/>
      <text:p text:style-name="P31"><text:span text:style-name="T31_1">Skills</text:span></text:p>
      <text:p text:style-name="P32"><text:span text:style-name="T32_1">Languages</text:span><text:span text:style-name="T32_2">:<text:tab/></text:span><text:span text:style-name="T32_3">C</text:span><text:span text:style-name="T32_4"><text:s/>|<text:s/></text:span><text:span text:style-name="T32_5">C</text:span><text:span text:style-name="T32_6">++<text:s/>|<text:s/></text:span><text:span text:style-name="T32_7">Objective</text:span><text:span text:style-name="T32_8">-</text:span><text:span text:style-name="T32_9">C</text:span><text:span text:style-name="T32_10"><text:s/>|<text:s/></text:span><text:span text:style-name="T32_11">C</text:span><text:span text:style-name="T32_12">#<text:s/>|<text:s/></text:span><text:span text:style-name="T32_13">JavaScript</text:span><text:span text:style-name="T32_14"><text:s/>|<text:s/></text:span><text:span text:style-name="T32_15">HTML</text:span><text:span text:style-name="T32_16">5<text:s/>|<text:s/></text:span><text:span text:style-name="T32_17">CSS</text:span><text:span text:style-name="T32_18"><text:s/>3<text:s/>|<text:s/></text:span><text:span text:style-name="T32_19">PHP</text:span><text:span text:style-name="T32_20"><text:s/>|<text:s/></text:span><text:span text:style-name="T32_21">Java</text:span><text:span text:style-name="T32_22"><text:s/>|<text:s/></text:span><text:span text:style-name="T32_23">ActionScript</text:span><text:span text:style-name="T32_24"><text:s/>3.0<text:s/>|<text:s/></text:span><text:span text:style-name="T32_25">SQL</text:span></text:p>
      <text:p text:style-name="P33"><text:span text:style-name="T33_1">Libraries</text:span><text:span text:style-name="T33_2">:<text:tab/></text:span><text:span text:style-name="T33_3">OpenGL</text:span><text:span text:style-name="T33_4"><text:s/>3.2+<text:s/>|<text:s/></text:span><text:span text:style-name="T33_5">DirectX</text:span><text:span text:style-name="T33_6"><text:s/>11<text:s/>|<text:s/></text:span><text:span text:style-name="T33_7">Three</text:span><text:span text:style-name="T33_8">.</text:span><text:span text:style-name="T33_9">js</text:span><text:span text:style-name="T33_10"><text:s/>|<text:s/></text:span><text:span text:style-name="T33_11">OpenAL</text:span><text:span text:style-name="T33_12"><text:s/>|<text:s/></text:span><text:span text:style-name="T33_13">jQuery</text:span><text:span text:style-name="T33_14"><text:s/>|<text:s/>.</text:span><text:span text:style-name="T33_15">NET</text:span><text:span text:style-name="T33_16"><text:s/>4.5<text:s/>|<text:s/></text:span><text:span text:style-name="T33_17">XNA</text:span><text:span text:style-name="T33_18"><text:s/>4.0</text:span></text:p>
      <text:p text:style-name="P34"><text:span text:style-name="T34_1">Software</text:span><text:span text:style-name="T34_2">:<text:tab/></text:span><text:span text:style-name="T34_3">Visual</text:span><text:span text:style-name="T34_4"><text:s/></text:span><text:span text:style-name="T34_5">Studio</text:span><text:span text:style-name="T34_6"><text:s/>2008-2013<text:s/>|<text:s/></text:span><text:span text:style-name="T34_7">Xcode</text:span><text:span text:style-name="T34_8"><text:s/>4.6+<text:s/>|<text:s/></text:span><text:span text:style-name="T34_9">Git</text:span><text:span text:style-name="T34_10"><text:s/>|<text:s/></text:span><text:span text:style-name="T34_11">Unity</text:span><text:span text:style-name="T34_12"><text:s/>3</text:span><text:span text:style-name="T34_13">D</text:span><text:span text:style-name="T34_14"><text:s/>|<text:s/></text:span><text:span text:style-name="T34_15">MySQL</text:span><text:span text:style-name="T34_16"><text:s/>|<text:s/></text:span><text:span text:style-name="T34_17">Autodesk</text:span><text:span text:style-name="T34_18"><text:s/></text:span><text:span text:style-name="T34_19">Maya</text:span><text:span text:style-name="T34_20"><text:s/>|<text:s/></text:span><text:span text:style-name="T34_21">Adobe</text:span><text:span text:style-name="T34_22"><text:s/></text:span><text:span text:style-name="T34_23">Flash</text:span></text:p>
      <text:p text:style-name="P35"><text:span text:style-name="T35_1"><text:tab/></text:span><text:span text:style-name="T35_2">Adobe</text:span><text:span text:style-name="T35_3"><text:s/></text:span><text:span text:style-name="T35_4">Photoshop</text:span></text:p>
      <text:p text:style-name="P36"/>
      <text:p text:style-name="P37"><text:span text:style-name="T37_1">Miscellaneous</text:span></text:p>
      <text:p text:style-name="P38"><text:span text:style-name="T38_1">Spoken</text:span><text:span text:style-name="T38_2"><text:s/></text:span><text:span text:style-name="T38_3">Languages</text:span><text:span text:style-name="T38_4">:<text:s/></text:span><text:span text:style-name="T38_5">English</text:span><text:span text:style-name="T38_6"><text:s/>|<text:s/></text:span><text:span text:style-name="T38_7">Spanish</text:span><text:span text:style-name="T38_8"><text:s/>|<text:s/></text:span><text:span text:style-name="T38_9">Japanese</text:span><text:span text:style-name="T38_10"><text:s/>(</text:span><text:span text:style-name="T38_11">Advanced</text:span><text:span text:style-name="T38_12">)</text:span></text:p>
      <text:p text:style-name="P39"><text:span text:style-name="T39_1">Electronic</text:span><text:span text:style-name="T39_2"><text:s/></text:span><text:span text:style-name="T39_3">Gaming</text:span><text:span text:style-name="T39_4"><text:s/></text:span><text:span text:style-name="T39_5">Society</text:span><text:span text:style-name="T39_6"><text:s/></text:span><text:span text:style-name="T39_7">at</text:span><text:span text:style-name="T39_8"><text:s/></text:span><text:span text:style-name="T39_9">RIT</text:span><text:span text:style-name="T39_10">:</text:span><text:span text:style-name="T39_11"><text:s/></text:span><text:span text:style-name="T39_12">Photographer</text:span><text:span text:style-name="T39_13"><text:s/>(2011<text:s/>-<text:s/></text:span><text:span text:style-name="T39_14">present</text:span><text:span text:style-name="T39_15">)</text:span><text:span text:style-name="T39_16"><text:s/></text:span></text:p>
      <text:p text:style-name="P40"><text:span text:style-name="T40_1">Asian</text:span><text:span text:style-name="T40_2"><text:s/></text:span><text:span text:style-name="T40_3">Culture</text:span><text:span text:style-name="T40_4"><text:s/></text:span><text:span text:style-name="T40_5">Society</text:span><text:span text:style-name="T40_6"><text:s/></text:span><text:span text:style-name="T40_7">at</text:span><text:span text:style-name="T40_8"><text:s/></text:span><text:span text:style-name="T40_9">RIT</text:span><text:span text:style-name="T40_10">:</text:span><text:span text:style-name="T40_11"><text:s/></text:span><text:span text:style-name="T40_12">Photographer</text:span><text:span text:style-name="T40_13"><text:s/>(2012<text:s/>-<text:s/>2013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